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24.86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44.7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41.61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2.86pt"/>
    </style:style>
    <style:style style:name="co10" style:family="table-column">
      <style:table-column-properties fo:break-before="auto" style:column-width="76.34pt"/>
    </style:style>
    <style:style style:name="co11" style:family="table-column">
      <style:table-column-properties fo:break-before="auto" style:column-width="7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122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122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122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2"/>
    <style:style style:name="ce17" style:family="table-cell" style:parent-style-name="Pivot_20_Table_20_Value" style:data-style-name="N122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122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122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122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2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nth</text:p>
          </table:table-cell>
          <table:table-cell office:value-type="string" calcext:value-type="string">
            <text:p><text:s/>axi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.42608" calcext:value-type="float">
            <text:p>3.42608</text:p>
          </table:table-cell>
          <table:table-cell office:value-type="float" office:value="1702460" calcext:value-type="float">
            <text:p>1702460</text:p>
          </table:table-cell>
          <table:table-cell office:value-type="float" office:value="29823" calcext:value-type="float">
            <text:p>29823</text:p>
          </table:table-cell>
          <table:table-cell office:value-type="float" office:value="523" calcext:value-type="float">
            <text:p>523</text:p>
          </table:table-cell>
          <table:table-cell table:formula="of:=[.E2]+[.G2]-[.F2]" office:value-type="float" office:value="1673160" calcext:value-type="float">
            <text:p>1673160</text:p>
          </table:table-cell>
          <table:table-cell table:formula="of:=2*[.E2]/(2*[.E2]+[.F2]+[.G2])" office:value-type="percentage" office:value="0.99116633180662" calcext:value-type="percentage">
            <text:p>99.1%</text:p>
          </table:table-cell>
          <table:table-cell table:formula="of:=[.E2]/([.E2]+[.F2])" office:value-type="percentage" office:value="0.982783990837525" calcext:value-type="percentage">
            <text:p>98.3%</text:p>
          </table:table-cell>
          <table:table-cell table:formula="of:=[.H2]/([.H2]+[.G2])" office:value-type="percentage" office:value="0.99968751549726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6273" calcext:value-type="float">
            <text:p>2.36273</text:p>
          </table:table-cell>
          <table:table-cell office:value-type="float" office:value="1693614" calcext:value-type="float">
            <text:p>1693614</text:p>
          </table:table-cell>
          <table:table-cell office:value-type="float" office:value="12282" calcext:value-type="float">
            <text:p>12282</text:p>
          </table:table-cell>
          <table:table-cell office:value-type="float" office:value="9369" calcext:value-type="float">
            <text:p>9369</text:p>
          </table:table-cell>
          <table:table-cell table:formula="of:=[.E3]+[.G3]-[.F3]" office:value-type="float" office:value="1690701" calcext:value-type="float">
            <text:p>1690701</text:p>
          </table:table-cell>
          <table:table-cell table:formula="of:=2*[.E3]/(2*[.E3]+[.F3]+[.G3])" office:value-type="percentage" office:value="0.993648645199785" calcext:value-type="percentage">
            <text:p>99.4%</text:p>
          </table:table-cell>
          <table:table-cell table:formula="of:=[.E3]/([.E3]+[.F3])" office:value-type="percentage" office:value="0.992800264494436" calcext:value-type="percentage">
            <text:p>99.3%</text:p>
          </table:table-cell>
          <table:table-cell table:formula="of:=[.H3]/([.H3]+[.G3])" office:value-type="percentage" office:value="0.994489050450864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3065" calcext:value-type="float">
            <text:p>2.43065</text:p>
          </table:table-cell>
          <table:table-cell office:value-type="float" office:value="1693647" calcext:value-type="float">
            <text:p>1693647</text:p>
          </table:table-cell>
          <table:table-cell office:value-type="float" office:value="13276" calcext:value-type="float">
            <text:p>13276</text:p>
          </table:table-cell>
          <table:table-cell office:value-type="float" office:value="9336" calcext:value-type="float">
            <text:p>9336</text:p>
          </table:table-cell>
          <table:table-cell table:formula="of:=[.E4]+[.G4]-[.F4]" office:value-type="float" office:value="1689707" calcext:value-type="float">
            <text:p>1689707</text:p>
          </table:table-cell>
          <table:table-cell table:formula="of:=2*[.E4]/(2*[.E4]+[.F4]+[.G4])" office:value-type="percentage" office:value="0.993368732158599" calcext:value-type="percentage">
            <text:p>99.3%</text:p>
          </table:table-cell>
          <table:table-cell table:formula="of:=[.E4]/([.E4]+[.F4])" office:value-type="percentage" office:value="0.9922222619298" calcext:value-type="percentage">
            <text:p>99.2%</text:p>
          </table:table-cell>
          <table:table-cell table:formula="of:=[.H4]/([.H4]+[.G4])" office:value-type="percentage" office:value="0.994505142012298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9278" calcext:value-type="float">
            <text:p>2.59278</text:p>
          </table:table-cell>
          <table:table-cell office:value-type="float" office:value="1644851" calcext:value-type="float">
            <text:p>1644851</text:p>
          </table:table-cell>
          <table:table-cell office:value-type="float" office:value="40160" calcext:value-type="float">
            <text:p>40160</text:p>
          </table:table-cell>
          <table:table-cell office:value-type="float" office:value="58132" calcext:value-type="float">
            <text:p>58132</text:p>
          </table:table-cell>
          <table:table-cell table:formula="of:=[.E5]+[.G5]-[.F5]" office:value-type="float" office:value="1662823" calcext:value-type="float">
            <text:p>1662823</text:p>
          </table:table-cell>
          <table:table-cell table:formula="of:=2*[.E5]/(2*[.E5]+[.F5]+[.G5])" office:value-type="percentage" office:value="0.970988142245825" calcext:value-type="percentage">
            <text:p>97.1%</text:p>
          </table:table-cell>
          <table:table-cell table:formula="of:=[.E5]/([.E5]+[.F5])" office:value-type="percentage" office:value="0.976166327697564" calcext:value-type="percentage">
            <text:p>97.6%</text:p>
          </table:table-cell>
          <table:table-cell table:formula="of:=[.H5]/([.H5]+[.G5])" office:value-type="percentage" office:value="0.96622108073714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.25185" calcext:value-type="float">
            <text:p>3.25185</text:p>
          </table:table-cell>
          <table:table-cell office:value-type="float" office:value="1700753" calcext:value-type="float">
            <text:p>1700753</text:p>
          </table:table-cell>
          <table:table-cell office:value-type="float" office:value="42992" calcext:value-type="float">
            <text:p>42992</text:p>
          </table:table-cell>
          <table:table-cell office:value-type="float" office:value="2230" calcext:value-type="float">
            <text:p>2230</text:p>
          </table:table-cell>
          <table:table-cell table:formula="of:=[.E6]+[.G6]-[.F6]" office:value-type="float" office:value="1659991" calcext:value-type="float">
            <text:p>1659991</text:p>
          </table:table-cell>
          <table:table-cell table:formula="of:=2*[.E6]/(2*[.E6]+[.F6]+[.G6])" office:value-type="percentage" office:value="0.98687973057346" calcext:value-type="percentage">
            <text:p>98.7%</text:p>
          </table:table-cell>
          <table:table-cell table:formula="of:=[.E6]/([.E6]+[.F6])" office:value-type="percentage" office:value="0.975345018910448" calcext:value-type="percentage">
            <text:p>97.5%</text:p>
          </table:table-cell>
          <table:table-cell table:formula="of:=[.H6]/([.H6]+[.G6])" office:value-type="percentage" office:value="0.998658421473438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2393" calcext:value-type="float">
            <text:p>2.12393</text:p>
          </table:table-cell>
          <table:table-cell office:value-type="float" office:value="1682777" calcext:value-type="float">
            <text:p>1682777</text:p>
          </table:table-cell>
          <table:table-cell office:value-type="float" office:value="18165" calcext:value-type="float">
            <text:p>18165</text:p>
          </table:table-cell>
          <table:table-cell office:value-type="float" office:value="20206" calcext:value-type="float">
            <text:p>20206</text:p>
          </table:table-cell>
          <table:table-cell table:formula="of:=[.E7]+[.G7]-[.F7]" office:value-type="float" office:value="1684818" calcext:value-type="float">
            <text:p>1684818</text:p>
          </table:table-cell>
          <table:table-cell table:formula="of:=2*[.E7]/(2*[.E7]+[.F7]+[.G7])" office:value-type="percentage" office:value="0.988727424957953" calcext:value-type="percentage">
            <text:p>98.9%</text:p>
          </table:table-cell>
          <table:table-cell table:formula="of:=[.E7]/([.E7]+[.F7])" office:value-type="percentage" office:value="0.989320623513324" calcext:value-type="percentage">
            <text:p>98.9%</text:p>
          </table:table-cell>
          <table:table-cell table:formula="of:=[.H7]/([.H7]+[.G7])" office:value-type="percentage" office:value="0.988149140422657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325" calcext:value-type="float">
            <text:p>2.2325</text:p>
          </table:table-cell>
          <table:table-cell office:value-type="float" office:value="1680750" calcext:value-type="float">
            <text:p>1680750</text:p>
          </table:table-cell>
          <table:table-cell office:value-type="float" office:value="19090" calcext:value-type="float">
            <text:p>19090</text:p>
          </table:table-cell>
          <table:table-cell office:value-type="float" office:value="22233" calcext:value-type="float">
            <text:p>22233</text:p>
          </table:table-cell>
          <table:table-cell table:formula="of:=[.E8]+[.G8]-[.F8]" office:value-type="float" office:value="1683893" calcext:value-type="float">
            <text:p>1683893</text:p>
          </table:table-cell>
          <table:table-cell table:formula="of:=2*[.E8]/(2*[.E8]+[.F8]+[.G8])" office:value-type="percentage" office:value="0.987856259347019" calcext:value-type="percentage">
            <text:p>98.8%</text:p>
          </table:table-cell>
          <table:table-cell table:formula="of:=[.E8]/([.E8]+[.F8])" office:value-type="percentage" office:value="0.98876953125" calcext:value-type="percentage">
            <text:p>98.9%</text:p>
          </table:table-cell>
          <table:table-cell table:formula="of:=[.H8]/([.H8]+[.G8])" office:value-type="percentage" office:value="0.986968723294762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9399" calcext:value-type="float">
            <text:p>2.19399</text:p>
          </table:table-cell>
          <table:table-cell office:value-type="float" office:value="1585951" calcext:value-type="float">
            <text:p>1585951</text:p>
          </table:table-cell>
          <table:table-cell office:value-type="float" office:value="66551" calcext:value-type="float">
            <text:p>66551</text:p>
          </table:table-cell>
          <table:table-cell office:value-type="float" office:value="117032" calcext:value-type="float">
            <text:p>117032</text:p>
          </table:table-cell>
          <table:table-cell table:formula="of:=[.E9]+[.G9]-[.F9]" office:value-type="float" office:value="1636432" calcext:value-type="float">
            <text:p>1636432</text:p>
          </table:table-cell>
          <table:table-cell table:formula="of:=2*[.E9]/(2*[.E9]+[.F9]+[.G9])" office:value-type="percentage" office:value="0.945288684050145" calcext:value-type="percentage">
            <text:p>94.5%</text:p>
          </table:table-cell>
          <table:table-cell table:formula="of:=[.E9]/([.E9]+[.F9])" office:value-type="percentage" office:value="0.959727128923293" calcext:value-type="percentage">
            <text:p>96.0%</text:p>
          </table:table-cell>
          <table:table-cell table:formula="of:=[.H9]/([.H9]+[.G9])" office:value-type="percentage" office:value="0.933256685053129" calcext:value-type="percentage">
            <text:p>93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.11045" calcext:value-type="float">
            <text:p>3.11045</text:p>
          </table:table-cell>
          <table:table-cell office:value-type="float" office:value="1698935" calcext:value-type="float">
            <text:p>1698935</text:p>
          </table:table-cell>
          <table:table-cell office:value-type="float" office:value="45666" calcext:value-type="float">
            <text:p>45666</text:p>
          </table:table-cell>
          <table:table-cell office:value-type="float" office:value="4048" calcext:value-type="float">
            <text:p>4048</text:p>
          </table:table-cell>
          <table:table-cell table:formula="of:=[.E10]+[.G10]-[.F10]" office:value-type="float" office:value="1657317" calcext:value-type="float">
            <text:p>1657317</text:p>
          </table:table-cell>
          <table:table-cell table:formula="of:=2*[.E10]/(2*[.E10]+[.F10]+[.G10])" office:value-type="percentage" office:value="0.985580046780586" calcext:value-type="percentage">
            <text:p>98.6%</text:p>
          </table:table-cell>
          <table:table-cell table:formula="of:=[.E10]/([.E10]+[.F10])" office:value-type="percentage" office:value="0.973824387352753" calcext:value-type="percentage">
            <text:p>97.4%</text:p>
          </table:table-cell>
          <table:table-cell table:formula="of:=[.H10]/([.H10]+[.G10])" office:value-type="percentage" office:value="0.997563449332326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7033" calcext:value-type="float">
            <text:p>2.17033</text:p>
          </table:table-cell>
          <table:table-cell office:value-type="float" office:value="1674716" calcext:value-type="float">
            <text:p>1674716</text:p>
          </table:table-cell>
          <table:table-cell office:value-type="float" office:value="19385" calcext:value-type="float">
            <text:p>19385</text:p>
          </table:table-cell>
          <table:table-cell office:value-type="float" office:value="28267" calcext:value-type="float">
            <text:p>28267</text:p>
          </table:table-cell>
          <table:table-cell table:formula="of:=[.E11]+[.G11]-[.F11]" office:value-type="float" office:value="1683598" calcext:value-type="float">
            <text:p>1683598</text:p>
          </table:table-cell>
          <table:table-cell table:formula="of:=2*[.E11]/(2*[.E11]+[.F11]+[.G11])" office:value-type="percentage" office:value="0.985972675388657" calcext:value-type="percentage">
            <text:p>98.6%</text:p>
          </table:table-cell>
          <table:table-cell table:formula="of:=[.E11]/([.E11]+[.F11])" office:value-type="percentage" office:value="0.988557352837877" calcext:value-type="percentage">
            <text:p>98.9%</text:p>
          </table:table-cell>
          <table:table-cell table:formula="of:=[.H11]/([.H11]+[.G11])" office:value-type="percentage" office:value="0.983487599781525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9276" calcext:value-type="float">
            <text:p>2.09276</text:p>
          </table:table-cell>
          <table:table-cell office:value-type="float" office:value="1672562" calcext:value-type="float">
            <text:p>1672562</text:p>
          </table:table-cell>
          <table:table-cell office:value-type="float" office:value="21360" calcext:value-type="float">
            <text:p>21360</text:p>
          </table:table-cell>
          <table:table-cell office:value-type="float" office:value="30421" calcext:value-type="float">
            <text:p>30421</text:p>
          </table:table-cell>
          <table:table-cell table:formula="of:=[.E12]+[.G12]-[.F12]" office:value-type="float" office:value="1681623" calcext:value-type="float">
            <text:p>1681623</text:p>
          </table:table-cell>
          <table:table-cell table:formula="of:=2*[.E12]/(2*[.E12]+[.F12]+[.G12])" office:value-type="percentage" office:value="0.984756417974598" calcext:value-type="percentage">
            <text:p>98.5%</text:p>
          </table:table-cell>
          <table:table-cell table:formula="of:=[.E12]/([.E12]+[.F12])" office:value-type="percentage" office:value="0.987390210411105" calcext:value-type="percentage">
            <text:p>98.7%</text:p>
          </table:table-cell>
          <table:table-cell table:formula="of:=[.H12]/([.H12]+[.G12])" office:value-type="percentage" office:value="0.982231180974321" calcext:value-type="percentage">
            <text:p>98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1419" calcext:value-type="float">
            <text:p>2.01419</text:p>
          </table:table-cell>
          <table:table-cell office:value-type="float" office:value="1496171" calcext:value-type="float">
            <text:p>1496171</text:p>
          </table:table-cell>
          <table:table-cell office:value-type="float" office:value="59898" calcext:value-type="float">
            <text:p>59898</text:p>
          </table:table-cell>
          <table:table-cell office:value-type="float" office:value="206812" calcext:value-type="float">
            <text:p>206812</text:p>
          </table:table-cell>
          <table:table-cell table:formula="of:=[.E13]+[.G13]-[.F13]" office:value-type="float" office:value="1643085" calcext:value-type="float">
            <text:p>1643085</text:p>
          </table:table-cell>
          <table:table-cell table:formula="of:=2*[.E13]/(2*[.E13]+[.F13]+[.G13])" office:value-type="percentage" office:value="0.918163318658309" calcext:value-type="percentage">
            <text:p>91.8%</text:p>
          </table:table-cell>
          <table:table-cell table:formula="of:=[.E13]/([.E13]+[.F13])" office:value-type="percentage" office:value="0.961506848346699" calcext:value-type="percentage">
            <text:p>96.2%</text:p>
          </table:table-cell>
          <table:table-cell table:formula="of:=[.H13]/([.H13]+[.G13])" office:value-type="percentage" office:value="0.888203505384354" calcext:value-type="percentage">
            <text:p>8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.17999" calcext:value-type="float">
            <text:p>3.17999</text:p>
          </table:table-cell>
          <table:table-cell office:value-type="float" office:value="1696921" calcext:value-type="float">
            <text:p>1696921</text:p>
          </table:table-cell>
          <table:table-cell office:value-type="float" office:value="56102" calcext:value-type="float">
            <text:p>56102</text:p>
          </table:table-cell>
          <table:table-cell office:value-type="float" office:value="6062" calcext:value-type="float">
            <text:p>6062</text:p>
          </table:table-cell>
          <table:table-cell table:formula="of:=[.E14]+[.G14]-[.F14]" office:value-type="float" office:value="1646881" calcext:value-type="float">
            <text:p>1646881</text:p>
          </table:table-cell>
          <table:table-cell table:formula="of:=2*[.E14]/(2*[.E14]+[.F14]+[.G14])" office:value-type="percentage" office:value="0.982012762709324" calcext:value-type="percentage">
            <text:p>98.2%</text:p>
          </table:table-cell>
          <table:table-cell table:formula="of:=[.E14]/([.E14]+[.F14])" office:value-type="percentage" office:value="0.967996997187145" calcext:value-type="percentage">
            <text:p>96.8%</text:p>
          </table:table-cell>
          <table:table-cell table:formula="of:=[.H14]/([.H14]+[.G14])" office:value-type="percentage" office:value="0.996332601910653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1666716" calcext:value-type="float">
            <text:p>1666716</text:p>
          </table:table-cell>
          <table:table-cell office:value-type="float" office:value="23224" calcext:value-type="float">
            <text:p>23224</text:p>
          </table:table-cell>
          <table:table-cell office:value-type="float" office:value="36267" calcext:value-type="float">
            <text:p>36267</text:p>
          </table:table-cell>
          <table:table-cell table:formula="of:=[.E15]+[.G15]-[.F15]" office:value-type="float" office:value="1679759" calcext:value-type="float">
            <text:p>1679759</text:p>
          </table:table-cell>
          <table:table-cell table:formula="of:=2*[.E15]/(2*[.E15]+[.F15]+[.G15])" office:value-type="percentage" office:value="0.982466150867556" calcext:value-type="percentage">
            <text:p>98.2%</text:p>
          </table:table-cell>
          <table:table-cell table:formula="of:=[.E15]/([.E15]+[.F15])" office:value-type="percentage" office:value="0.986257500266282" calcext:value-type="percentage">
            <text:p>98.6%</text:p>
          </table:table-cell>
          <table:table-cell table:formula="of:=[.H15]/([.H15]+[.G15])" office:value-type="percentage" office:value="0.978865704831978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394" calcext:value-type="float">
            <text:p>2.14394</text:p>
          </table:table-cell>
          <table:table-cell office:value-type="float" office:value="1661795" calcext:value-type="float">
            <text:p>1661795</text:p>
          </table:table-cell>
          <table:table-cell office:value-type="float" office:value="27094" calcext:value-type="float">
            <text:p>27094</text:p>
          </table:table-cell>
          <table:table-cell office:value-type="float" office:value="41188" calcext:value-type="float">
            <text:p>41188</text:p>
          </table:table-cell>
          <table:table-cell table:formula="of:=[.E16]+[.G16]-[.F16]" office:value-type="float" office:value="1675889" calcext:value-type="float">
            <text:p>1675889</text:p>
          </table:table-cell>
          <table:table-cell table:formula="of:=2*[.E16]/(2*[.E16]+[.F16]+[.G16])" office:value-type="percentage" office:value="0.979868933733348" calcext:value-type="percentage">
            <text:p>98.0%</text:p>
          </table:table-cell>
          <table:table-cell table:formula="of:=[.E16]/([.E16]+[.F16])" office:value-type="percentage" office:value="0.983957501055428" calcext:value-type="percentage">
            <text:p>98.4%</text:p>
          </table:table-cell>
          <table:table-cell table:formula="of:=[.H16]/([.H16]+[.G16])" office:value-type="percentage" office:value="0.976012723948897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90811" calcext:value-type="float">
            <text:p>1.90811</text:p>
          </table:table-cell>
          <table:table-cell office:value-type="float" office:value="1474282" calcext:value-type="float">
            <text:p>1474282</text:p>
          </table:table-cell>
          <table:table-cell office:value-type="float" office:value="63560" calcext:value-type="float">
            <text:p>63560</text:p>
          </table:table-cell>
          <table:table-cell office:value-type="float" office:value="228701" calcext:value-type="float">
            <text:p>228701</text:p>
          </table:table-cell>
          <table:table-cell table:formula="of:=[.E17]+[.G17]-[.F17]" office:value-type="float" office:value="1639423" calcext:value-type="float">
            <text:p>1639423</text:p>
          </table:table-cell>
          <table:table-cell table:formula="of:=2*[.E17]/(2*[.E17]+[.F17]+[.G17])" office:value-type="percentage" office:value="0.909818950421575" calcext:value-type="percentage">
            <text:p>91.0%</text:p>
          </table:table-cell>
          <table:table-cell table:formula="of:=[.E17]/([.E17]+[.F17])" office:value-type="percentage" office:value="0.958669356149721" calcext:value-type="percentage">
            <text:p>95.9%</text:p>
          </table:table-cell>
          <table:table-cell table:formula="of:=[.H17]/([.H17]+[.G17])" office:value-type="percentage" office:value="0.877577184383906" calcext:value-type="percentage">
            <text:p>87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985" calcext:value-type="float">
            <text:p>2.985</text:p>
          </table:table-cell>
          <table:table-cell office:value-type="float" office:value="1695101" calcext:value-type="float">
            <text:p>1695101</text:p>
          </table:table-cell>
          <table:table-cell office:value-type="float" office:value="64518" calcext:value-type="float">
            <text:p>64518</text:p>
          </table:table-cell>
          <table:table-cell office:value-type="float" office:value="7882" calcext:value-type="float">
            <text:p>7882</text:p>
          </table:table-cell>
          <table:table-cell table:formula="of:=[.E18]+[.G18]-[.F18]" office:value-type="float" office:value="1638465" calcext:value-type="float">
            <text:p>1638465</text:p>
          </table:table-cell>
          <table:table-cell table:formula="of:=2*[.E18]/(2*[.E18]+[.F18]+[.G18])" office:value-type="percentage" office:value="0.979090868658887" calcext:value-type="percentage">
            <text:p>97.9%</text:p>
          </table:table-cell>
          <table:table-cell table:formula="of:=[.E18]/([.E18]+[.F18])" office:value-type="percentage" office:value="0.96333410812227" calcext:value-type="percentage">
            <text:p>96.3%</text:p>
          </table:table-cell>
          <table:table-cell table:formula="of:=[.H18]/([.H18]+[.G18])" office:value-type="percentage" office:value="0.995212430915232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1660052" calcext:value-type="float">
            <text:p>1660052</text:p>
          </table:table-cell>
          <table:table-cell office:value-type="float" office:value="28336" calcext:value-type="float">
            <text:p>28336</text:p>
          </table:table-cell>
          <table:table-cell office:value-type="float" office:value="42931" calcext:value-type="float">
            <text:p>42931</text:p>
          </table:table-cell>
          <table:table-cell table:formula="of:=[.E19]+[.G19]-[.F19]" office:value-type="float" office:value="1674647" calcext:value-type="float">
            <text:p>1674647</text:p>
          </table:table-cell>
          <table:table-cell table:formula="of:=2*[.E19]/(2*[.E19]+[.F19]+[.G19])" office:value-type="percentage" office:value="0.978985784805024" calcext:value-type="percentage">
            <text:p>97.9%</text:p>
          </table:table-cell>
          <table:table-cell table:formula="of:=[.E19]/([.E19]+[.F19])" office:value-type="percentage" office:value="0.983217127816592" calcext:value-type="percentage">
            <text:p>98.3%</text:p>
          </table:table-cell>
          <table:table-cell table:formula="of:=[.H19]/([.H19]+[.G19])" office:value-type="percentage" office:value="0.975004919718348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607" calcext:value-type="float">
            <text:p>2.05607</text:p>
          </table:table-cell>
          <table:table-cell office:value-type="float" office:value="1655504" calcext:value-type="float">
            <text:p>1655504</text:p>
          </table:table-cell>
          <table:table-cell office:value-type="float" office:value="31693" calcext:value-type="float">
            <text:p>31693</text:p>
          </table:table-cell>
          <table:table-cell office:value-type="float" office:value="47479" calcext:value-type="float">
            <text:p>47479</text:p>
          </table:table-cell>
          <table:table-cell table:formula="of:=[.E20]+[.G20]-[.F20]" office:value-type="float" office:value="1671290" calcext:value-type="float">
            <text:p>1671290</text:p>
          </table:table-cell>
          <table:table-cell table:formula="of:=2*[.E20]/(2*[.E20]+[.F20]+[.G20])" office:value-type="percentage" office:value="0.976646667728557" calcext:value-type="percentage">
            <text:p>97.7%</text:p>
          </table:table-cell>
          <table:table-cell table:formula="of:=[.E20]/([.E20]+[.F20])" office:value-type="percentage" office:value="0.981215590117811" calcext:value-type="percentage">
            <text:p>98.1%</text:p>
          </table:table-cell>
          <table:table-cell table:formula="of:=[.H20]/([.H20]+[.G20])" office:value-type="percentage" office:value="0.97237615991445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1389770" calcext:value-type="float">
            <text:p>1389770</text:p>
          </table:table-cell>
          <table:table-cell office:value-type="float" office:value="70209" calcext:value-type="float">
            <text:p>70209</text:p>
          </table:table-cell>
          <table:table-cell office:value-type="float" office:value="313213" calcext:value-type="float">
            <text:p>313213</text:p>
          </table:table-cell>
          <table:table-cell table:formula="of:=[.E21]+[.G21]-[.F21]" office:value-type="float" office:value="1632774" calcext:value-type="float">
            <text:p>1632774</text:p>
          </table:table-cell>
          <table:table-cell table:formula="of:=2*[.E21]/(2*[.E21]+[.F21]+[.G21])" office:value-type="percentage" office:value="0.878777550915882" calcext:value-type="percentage">
            <text:p>87.9%</text:p>
          </table:table-cell>
          <table:table-cell table:formula="of:=[.E21]/([.E21]+[.F21])" office:value-type="percentage" office:value="0.951910952143832" calcext:value-type="percentage">
            <text:p>95.2%</text:p>
          </table:table-cell>
          <table:table-cell table:formula="of:=[.H21]/([.H21]+[.G21])" office:value-type="percentage" office:value="0.839046715111663" calcext:value-type="percentage">
            <text:p>83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85874" calcext:value-type="float">
            <text:p>2.85874</text:p>
          </table:table-cell>
          <table:table-cell office:value-type="float" office:value="1693632" calcext:value-type="float">
            <text:p>1693632</text:p>
          </table:table-cell>
          <table:table-cell office:value-type="float" office:value="82643" calcext:value-type="float">
            <text:p>82643</text:p>
          </table:table-cell>
          <table:table-cell office:value-type="float" office:value="9351" calcext:value-type="float">
            <text:p>9351</text:p>
          </table:table-cell>
          <table:table-cell table:formula="of:=[.E22]+[.G22]-[.F22]" office:value-type="float" office:value="1620340" calcext:value-type="float">
            <text:p>1620340</text:p>
          </table:table-cell>
          <table:table-cell table:formula="of:=2*[.E22]/(2*[.E22]+[.F22]+[.G22])" office:value-type="percentage" office:value="0.973559304886272" calcext:value-type="percentage">
            <text:p>97.4%</text:p>
          </table:table-cell>
          <table:table-cell table:formula="of:=[.E22]/([.E22]+[.F22])" office:value-type="percentage" office:value="0.953473983476658" calcext:value-type="percentage">
            <text:p>95.3%</text:p>
          </table:table-cell>
          <table:table-cell table:formula="of:=[.H22]/([.H22]+[.G22])" office:value-type="percentage" office:value="0.99426210244764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6611" calcext:value-type="float">
            <text:p>1.96611</text:p>
          </table:table-cell>
          <table:table-cell office:value-type="float" office:value="1656161" calcext:value-type="float">
            <text:p>1656161</text:p>
          </table:table-cell>
          <table:table-cell office:value-type="float" office:value="33710" calcext:value-type="float">
            <text:p>33710</text:p>
          </table:table-cell>
          <table:table-cell office:value-type="float" office:value="46822" calcext:value-type="float">
            <text:p>46822</text:p>
          </table:table-cell>
          <table:table-cell table:formula="of:=[.E23]+[.G23]-[.F23]" office:value-type="float" office:value="1669273" calcext:value-type="float">
            <text:p>1669273</text:p>
          </table:table-cell>
          <table:table-cell table:formula="of:=2*[.E23]/(2*[.E23]+[.F23]+[.G23])" office:value-type="percentage" office:value="0.976264230644761" calcext:value-type="percentage">
            <text:p>97.6%</text:p>
          </table:table-cell>
          <table:table-cell table:formula="of:=[.E23]/([.E23]+[.F23])" office:value-type="percentage" office:value="0.980051731759406" calcext:value-type="percentage">
            <text:p>98.0%</text:p>
          </table:table-cell>
          <table:table-cell table:formula="of:=[.H23]/([.H23]+[.G23])" office:value-type="percentage" office:value="0.972715962694373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91816" calcext:value-type="float">
            <text:p>1.91816</text:p>
          </table:table-cell>
          <table:table-cell office:value-type="float" office:value="1645275" calcext:value-type="float">
            <text:p>1645275</text:p>
          </table:table-cell>
          <table:table-cell office:value-type="float" office:value="38651" calcext:value-type="float">
            <text:p>38651</text:p>
          </table:table-cell>
          <table:table-cell office:value-type="float" office:value="57708" calcext:value-type="float">
            <text:p>57708</text:p>
          </table:table-cell>
          <table:table-cell table:formula="of:=[.E24]+[.G24]-[.F24]" office:value-type="float" office:value="1664332" calcext:value-type="float">
            <text:p>1664332</text:p>
          </table:table-cell>
          <table:table-cell table:formula="of:=2*[.E24]/(2*[.E24]+[.F24]+[.G24])" office:value-type="percentage" office:value="0.97154957514359" calcext:value-type="percentage">
            <text:p>97.2%</text:p>
          </table:table-cell>
          <table:table-cell table:formula="of:=[.E24]/([.E24]+[.F24])" office:value-type="percentage" office:value="0.97704709114296" calcext:value-type="percentage">
            <text:p>97.7%</text:p>
          </table:table-cell>
          <table:table-cell table:formula="of:=[.H24]/([.H24]+[.G24])" office:value-type="percentage" office:value="0.96648858330816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82724" calcext:value-type="float">
            <text:p>1.82724</text:p>
          </table:table-cell>
          <table:table-cell office:value-type="float" office:value="1296856" calcext:value-type="float">
            <text:p>1296856</text:p>
          </table:table-cell>
          <table:table-cell office:value-type="float" office:value="72242" calcext:value-type="float">
            <text:p>72242</text:p>
          </table:table-cell>
          <table:table-cell office:value-type="float" office:value="406127" calcext:value-type="float">
            <text:p>406127</text:p>
          </table:table-cell>
          <table:table-cell table:formula="of:=[.E25]+[.G25]-[.F25]" office:value-type="float" office:value="1630741" calcext:value-type="float">
            <text:p>1630741</text:p>
          </table:table-cell>
          <table:table-cell table:formula="of:=2*[.E25]/(2*[.E25]+[.F25]+[.G25])" office:value-type="percentage" office:value="0.844285030244971" calcext:value-type="percentage">
            <text:p>84.4%</text:p>
          </table:table-cell>
          <table:table-cell table:formula="of:=[.E25]/([.E25]+[.F25])" office:value-type="percentage" office:value="0.947233872228285" calcext:value-type="percentage">
            <text:p>94.7%</text:p>
          </table:table-cell>
          <table:table-cell table:formula="of:=[.H25]/([.H25]+[.G25])" office:value-type="percentage" office:value="0.800612018059099" calcext:value-type="percentage">
            <text:p>80.1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81482" calcext:value-type="float">
            <text:p>2.81482</text:p>
          </table:table-cell>
          <table:table-cell office:value-type="float" office:value="1690812" calcext:value-type="float">
            <text:p>1690812</text:p>
          </table:table-cell>
          <table:table-cell office:value-type="float" office:value="77976" calcext:value-type="float">
            <text:p>77976</text:p>
          </table:table-cell>
          <table:table-cell office:value-type="float" office:value="12171" calcext:value-type="float">
            <text:p>12171</text:p>
          </table:table-cell>
          <table:table-cell table:formula="of:=[.E26]+[.G26]-[.F26]" office:value-type="float" office:value="1625007" calcext:value-type="float">
            <text:p>1625007</text:p>
          </table:table-cell>
          <table:table-cell table:formula="of:=2*[.E26]/(2*[.E26]+[.F26]+[.G26])" office:value-type="percentage" office:value="0.974034289704016" calcext:value-type="percentage">
            <text:p>97.4%</text:p>
          </table:table-cell>
          <table:table-cell table:formula="of:=[.E26]/([.E26]+[.F26])" office:value-type="percentage" office:value="0.95591557608939" calcext:value-type="percentage">
            <text:p>95.6%</text:p>
          </table:table-cell>
          <table:table-cell table:formula="of:=[.H26]/([.H26]+[.G26])" office:value-type="percentage" office:value="0.992565866387161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8723" calcext:value-type="float">
            <text:p>1.88723</text:p>
          </table:table-cell>
          <table:table-cell office:value-type="float" office:value="1646705" calcext:value-type="float">
            <text:p>1646705</text:p>
          </table:table-cell>
          <table:table-cell office:value-type="float" office:value="33111" calcext:value-type="float">
            <text:p>33111</text:p>
          </table:table-cell>
          <table:table-cell office:value-type="float" office:value="56278" calcext:value-type="float">
            <text:p>56278</text:p>
          </table:table-cell>
          <table:table-cell table:formula="of:=[.E27]+[.G27]-[.F27]" office:value-type="float" office:value="1669872" calcext:value-type="float">
            <text:p>1669872</text:p>
          </table:table-cell>
          <table:table-cell table:formula="of:=2*[.E27]/(2*[.E27]+[.F27]+[.G27])" office:value-type="percentage" office:value="0.973575432652073" calcext:value-type="percentage">
            <text:p>97.4%</text:p>
          </table:table-cell>
          <table:table-cell table:formula="of:=[.E27]/([.E27]+[.F27])" office:value-type="percentage" office:value="0.980288912595189" calcext:value-type="percentage">
            <text:p>98.0%</text:p>
          </table:table-cell>
          <table:table-cell table:formula="of:=[.H27]/([.H27]+[.G27])" office:value-type="percentage" office:value="0.967396807925151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94936" calcext:value-type="float">
            <text:p>1.94936</text:p>
          </table:table-cell>
          <table:table-cell office:value-type="float" office:value="1638867" calcext:value-type="float">
            <text:p>1638867</text:p>
          </table:table-cell>
          <table:table-cell office:value-type="float" office:value="41427" calcext:value-type="float">
            <text:p>41427</text:p>
          </table:table-cell>
          <table:table-cell office:value-type="float" office:value="64116" calcext:value-type="float">
            <text:p>64116</text:p>
          </table:table-cell>
          <table:table-cell table:formula="of:=[.E28]+[.G28]-[.F28]" office:value-type="float" office:value="1661556" calcext:value-type="float">
            <text:p>1661556</text:p>
          </table:table-cell>
          <table:table-cell table:formula="of:=2*[.E28]/(2*[.E28]+[.F28]+[.G28])" office:value-type="percentage" office:value="0.96880450521787" calcext:value-type="percentage">
            <text:p>96.9%</text:p>
          </table:table-cell>
          <table:table-cell table:formula="of:=[.E28]/([.E28]+[.F28])" office:value-type="percentage" office:value="0.975345385986024" calcext:value-type="percentage">
            <text:p>97.5%</text:p>
          </table:table-cell>
          <table:table-cell table:formula="of:=[.H28]/([.H28]+[.G28])" office:value-type="percentage" office:value="0.962845778340264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82876" calcext:value-type="float">
            <text:p>1.82876</text:p>
          </table:table-cell>
          <table:table-cell office:value-type="float" office:value="1181599" calcext:value-type="float">
            <text:p>1181599</text:p>
          </table:table-cell>
          <table:table-cell office:value-type="float" office:value="60347" calcext:value-type="float">
            <text:p>60347</text:p>
          </table:table-cell>
          <table:table-cell office:value-type="float" office:value="521384" calcext:value-type="float">
            <text:p>521384</text:p>
          </table:table-cell>
          <table:table-cell table:formula="of:=[.E29]+[.G29]-[.F29]" office:value-type="float" office:value="1642636" calcext:value-type="float">
            <text:p>1642636</text:p>
          </table:table-cell>
          <table:table-cell table:formula="of:=2*[.E29]/(2*[.E29]+[.F29]+[.G29])" office:value-type="percentage" office:value="0.80246348893301" calcext:value-type="percentage">
            <text:p>80.2%</text:p>
          </table:table-cell>
          <table:table-cell table:formula="of:=[.E29]/([.E29]+[.F29])" office:value-type="percentage" office:value="0.951409320534065" calcext:value-type="percentage">
            <text:p>95.1%</text:p>
          </table:table-cell>
          <table:table-cell table:formula="of:=[.H29]/([.H29]+[.G29])" office:value-type="percentage" office:value="0.759066921747488" calcext:value-type="percentage">
            <text:p>75.9%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10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nth</text:p>
          </table:table-cell>
          <table:table-cell office:value-type="string" calcext:value-type="string">
            <text:p><text:s/>axi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.82998" calcext:value-type="float">
            <text:p>2.82998</text:p>
          </table:table-cell>
          <table:table-cell office:value-type="float" office:value="1221391" calcext:value-type="float">
            <text:p>1221391</text:p>
          </table:table-cell>
          <table:table-cell office:value-type="float" office:value="26931" calcext:value-type="float">
            <text:p>26931</text:p>
          </table:table-cell>
          <table:table-cell office:value-type="float" office:value="383" calcext:value-type="float">
            <text:p>383</text:p>
          </table:table-cell>
          <table:table-cell table:formula="of:=[.E2]+[.G2]-[.F2]" office:value-type="float" office:value="1194843" calcext:value-type="float">
            <text:p>1194843</text:p>
          </table:table-cell>
          <table:table-cell table:formula="of:=2*[.E2]/(2*[.E2]+[.F2]+[.G2])" office:value-type="percentage" office:value="0.988942130184414" calcext:value-type="percentage">
            <text:p>98.9%</text:p>
          </table:table-cell>
          <table:table-cell table:formula="of:=[.E2]/([.E2]+[.F2])" office:value-type="percentage" office:value="0.978426239383749" calcext:value-type="percentage">
            <text:p>97.8%</text:p>
          </table:table-cell>
          <table:table-cell table:formula="of:=[.H2]/([.H2]+[.G2])" office:value-type="percentage" office:value="0.999679558510273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4284" calcext:value-type="float">
            <text:p>2.04284</text:p>
          </table:table-cell>
          <table:table-cell office:value-type="float" office:value="1214117" calcext:value-type="float">
            <text:p>1214117</text:p>
          </table:table-cell>
          <table:table-cell office:value-type="float" office:value="9130" calcext:value-type="float">
            <text:p>9130</text:p>
          </table:table-cell>
          <table:table-cell office:value-type="float" office:value="7657" calcext:value-type="float">
            <text:p>7657</text:p>
          </table:table-cell>
          <table:table-cell table:formula="of:=[.E3]+[.G3]-[.F3]" office:value-type="float" office:value="1212644" calcext:value-type="float">
            <text:p>1212644</text:p>
          </table:table-cell>
          <table:table-cell table:formula="of:=2*[.E3]/(2*[.E3]+[.F3]+[.G3])" office:value-type="percentage" office:value="0.993134210299216" calcext:value-type="percentage">
            <text:p>99.3%</text:p>
          </table:table-cell>
          <table:table-cell table:formula="of:=[.E3]/([.E3]+[.F3])" office:value-type="percentage" office:value="0.992536258008399" calcext:value-type="percentage">
            <text:p>99.3%</text:p>
          </table:table-cell>
          <table:table-cell table:formula="of:=[.H3]/([.H3]+[.G3])" office:value-type="percentage" office:value="0.99372531858943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6506" calcext:value-type="float">
            <text:p>2.06506</text:p>
          </table:table-cell>
          <table:table-cell office:value-type="float" office:value="1214194" calcext:value-type="float">
            <text:p>1214194</text:p>
          </table:table-cell>
          <table:table-cell office:value-type="float" office:value="10103" calcext:value-type="float">
            <text:p>10103</text:p>
          </table:table-cell>
          <table:table-cell office:value-type="float" office:value="7580" calcext:value-type="float">
            <text:p>7580</text:p>
          </table:table-cell>
          <table:table-cell table:formula="of:=[.E4]+[.G4]-[.F4]" office:value-type="float" office:value="1211671" calcext:value-type="float">
            <text:p>1211671</text:p>
          </table:table-cell>
          <table:table-cell table:formula="of:=2*[.E4]/(2*[.E4]+[.F4]+[.G4])" office:value-type="percentage" office:value="0.99277085579282" calcext:value-type="percentage">
            <text:p>99.3%</text:p>
          </table:table-cell>
          <table:table-cell table:formula="of:=[.E4]/([.E4]+[.F4])" office:value-type="percentage" office:value="0.991747917376257" calcext:value-type="percentage">
            <text:p>99.2%</text:p>
          </table:table-cell>
          <table:table-cell table:formula="of:=[.H4]/([.H4]+[.G4])" office:value-type="percentage" office:value="0.99378306845760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4906" calcext:value-type="float">
            <text:p>2.04906</text:p>
          </table:table-cell>
          <table:table-cell office:value-type="float" office:value="1190627" calcext:value-type="float">
            <text:p>1190627</text:p>
          </table:table-cell>
          <table:table-cell office:value-type="float" office:value="29911" calcext:value-type="float">
            <text:p>29911</text:p>
          </table:table-cell>
          <table:table-cell office:value-type="float" office:value="31147" calcext:value-type="float">
            <text:p>31147</text:p>
          </table:table-cell>
          <table:table-cell table:formula="of:=[.E5]+[.G5]-[.F5]" office:value-type="float" office:value="1191863" calcext:value-type="float">
            <text:p>1191863</text:p>
          </table:table-cell>
          <table:table-cell table:formula="of:=2*[.E5]/(2*[.E5]+[.F5]+[.G5])" office:value-type="percentage" office:value="0.974999918110381" calcext:value-type="percentage">
            <text:p>97.5%</text:p>
          </table:table-cell>
          <table:table-cell table:formula="of:=[.E5]/([.E5]+[.F5])" office:value-type="percentage" office:value="0.975493593808632" calcext:value-type="percentage">
            <text:p>97.5%</text:p>
          </table:table-cell>
          <table:table-cell table:formula="of:=[.H5]/([.H5]+[.G5])" office:value-type="percentage" office:value="0.974532505866673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.74156" calcext:value-type="float">
            <text:p>2.74156</text:p>
          </table:table-cell>
          <table:table-cell office:value-type="float" office:value="1219799" calcext:value-type="float">
            <text:p>1219799</text:p>
          </table:table-cell>
          <table:table-cell office:value-type="float" office:value="38915" calcext:value-type="float">
            <text:p>38915</text:p>
          </table:table-cell>
          <table:table-cell office:value-type="float" office:value="1975" calcext:value-type="float">
            <text:p>1975</text:p>
          </table:table-cell>
          <table:table-cell table:formula="of:=[.E6]+[.G6]-[.F6]" office:value-type="float" office:value="1182859" calcext:value-type="float">
            <text:p>1182859</text:p>
          </table:table-cell>
          <table:table-cell table:formula="of:=2*[.E6]/(2*[.E6]+[.F6]+[.G6])" office:value-type="percentage" office:value="0.983515340529767" calcext:value-type="percentage">
            <text:p>98.4%</text:p>
          </table:table-cell>
          <table:table-cell table:formula="of:=[.E6]/([.E6]+[.F6])" office:value-type="percentage" office:value="0.969083524931001" calcext:value-type="percentage">
            <text:p>96.9%</text:p>
          </table:table-cell>
          <table:table-cell table:formula="of:=[.H6]/([.H6]+[.G6])" office:value-type="percentage" office:value="0.99833309982664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5996" calcext:value-type="float">
            <text:p>1.95996</text:p>
          </table:table-cell>
          <table:table-cell office:value-type="float" office:value="1204172" calcext:value-type="float">
            <text:p>1204172</text:p>
          </table:table-cell>
          <table:table-cell office:value-type="float" office:value="12640" calcext:value-type="float">
            <text:p>12640</text:p>
          </table:table-cell>
          <table:table-cell office:value-type="float" office:value="17602" calcext:value-type="float">
            <text:p>17602</text:p>
          </table:table-cell>
          <table:table-cell table:formula="of:=[.E7]+[.G7]-[.F7]" office:value-type="float" office:value="1209134" calcext:value-type="float">
            <text:p>1209134</text:p>
          </table:table-cell>
          <table:table-cell table:formula="of:=2*[.E7]/(2*[.E7]+[.F7]+[.G7])" office:value-type="percentage" office:value="0.98759855096355" calcext:value-type="percentage">
            <text:p>98.8%</text:p>
          </table:table-cell>
          <table:table-cell table:formula="of:=[.E7]/([.E7]+[.F7])" office:value-type="percentage" office:value="0.989612199748195" calcext:value-type="percentage">
            <text:p>99.0%</text:p>
          </table:table-cell>
          <table:table-cell table:formula="of:=[.H7]/([.H7]+[.G7])" office:value-type="percentage" office:value="0.985651354488659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3847" calcext:value-type="float">
            <text:p>1.93847</text:p>
          </table:table-cell>
          <table:table-cell office:value-type="float" office:value="1202775" calcext:value-type="float">
            <text:p>1202775</text:p>
          </table:table-cell>
          <table:table-cell office:value-type="float" office:value="14643" calcext:value-type="float">
            <text:p>14643</text:p>
          </table:table-cell>
          <table:table-cell office:value-type="float" office:value="18999" calcext:value-type="float">
            <text:p>18999</text:p>
          </table:table-cell>
          <table:table-cell table:formula="of:=[.E8]+[.G8]-[.F8]" office:value-type="float" office:value="1207131" calcext:value-type="float">
            <text:p>1207131</text:p>
          </table:table-cell>
          <table:table-cell table:formula="of:=2*[.E8]/(2*[.E8]+[.F8]+[.G8])" office:value-type="percentage" office:value="0.986207727804945" calcext:value-type="percentage">
            <text:p>98.6%</text:p>
          </table:table-cell>
          <table:table-cell table:formula="of:=[.E8]/([.E8]+[.F8])" office:value-type="percentage" office:value="0.987972085183561" calcext:value-type="percentage">
            <text:p>98.8%</text:p>
          </table:table-cell>
          <table:table-cell table:formula="of:=[.H8]/([.H8]+[.G8])" office:value-type="percentage" office:value="0.984504905678843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1178" calcext:value-type="float">
            <text:p>2.01178</text:p>
          </table:table-cell>
          <table:table-cell office:value-type="float" office:value="1161804" calcext:value-type="float">
            <text:p>1161804</text:p>
          </table:table-cell>
          <table:table-cell office:value-type="float" office:value="47171" calcext:value-type="float">
            <text:p>47171</text:p>
          </table:table-cell>
          <table:table-cell office:value-type="float" office:value="59970" calcext:value-type="float">
            <text:p>59970</text:p>
          </table:table-cell>
          <table:table-cell table:formula="of:=[.E9]+[.G9]-[.F9]" office:value-type="float" office:value="1174603" calcext:value-type="float">
            <text:p>1174603</text:p>
          </table:table-cell>
          <table:table-cell table:formula="of:=2*[.E9]/(2*[.E9]+[.F9]+[.G9])" office:value-type="percentage" office:value="0.955922639482727" calcext:value-type="percentage">
            <text:p>95.6%</text:p>
          </table:table-cell>
          <table:table-cell table:formula="of:=[.E9]/([.E9]+[.F9])" office:value-type="percentage" office:value="0.960982650592444" calcext:value-type="percentage">
            <text:p>96.1%</text:p>
          </table:table-cell>
          <table:table-cell table:formula="of:=[.H9]/([.H9]+[.G9])" office:value-type="percentage" office:value="0.951424500616812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.67341" calcext:value-type="float">
            <text:p>2.67341</text:p>
          </table:table-cell>
          <table:table-cell office:value-type="float" office:value="1219152" calcext:value-type="float">
            <text:p>1219152</text:p>
          </table:table-cell>
          <table:table-cell office:value-type="float" office:value="47227" calcext:value-type="float">
            <text:p>47227</text:p>
          </table:table-cell>
          <table:table-cell office:value-type="float" office:value="2622" calcext:value-type="float">
            <text:p>2622</text:p>
          </table:table-cell>
          <table:table-cell table:formula="of:=[.E10]+[.G10]-[.F10]" office:value-type="float" office:value="1174547" calcext:value-type="float">
            <text:p>1174547</text:p>
          </table:table-cell>
          <table:table-cell table:formula="of:=2*[.E10]/(2*[.E10]+[.F10]+[.G10])" office:value-type="percentage" office:value="0.97996546032338" calcext:value-type="percentage">
            <text:p>98.0%</text:p>
          </table:table-cell>
          <table:table-cell table:formula="of:=[.E10]/([.E10]+[.F10])" office:value-type="percentage" office:value="0.962707056892131" calcext:value-type="percentage">
            <text:p>96.3%</text:p>
          </table:table-cell>
          <table:table-cell table:formula="of:=[.H10]/([.H10]+[.G10])" office:value-type="percentage" office:value="0.99777262228278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5825" calcext:value-type="float">
            <text:p>1.85825</text:p>
          </table:table-cell>
          <table:table-cell office:value-type="float" office:value="1201613" calcext:value-type="float">
            <text:p>1201613</text:p>
          </table:table-cell>
          <table:table-cell office:value-type="float" office:value="15171" calcext:value-type="float">
            <text:p>15171</text:p>
          </table:table-cell>
          <table:table-cell office:value-type="float" office:value="20161" calcext:value-type="float">
            <text:p>20161</text:p>
          </table:table-cell>
          <table:table-cell table:formula="of:=[.E11]+[.G11]-[.F11]" office:value-type="float" office:value="1206603" calcext:value-type="float">
            <text:p>1206603</text:p>
          </table:table-cell>
          <table:table-cell table:formula="of:=2*[.E11]/(2*[.E11]+[.F11]+[.G11])" office:value-type="percentage" office:value="0.985511109434346" calcext:value-type="percentage">
            <text:p>98.6%</text:p>
          </table:table-cell>
          <table:table-cell table:formula="of:=[.E11]/([.E11]+[.F11])" office:value-type="percentage" office:value="0.987531887335797" calcext:value-type="percentage">
            <text:p>98.8%</text:p>
          </table:table-cell>
          <table:table-cell table:formula="of:=[.H11]/([.H11]+[.G11])" office:value-type="percentage" office:value="0.983565706199399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1198787" calcext:value-type="float">
            <text:p>1198787</text:p>
          </table:table-cell>
          <table:table-cell office:value-type="float" office:value="19522" calcext:value-type="float">
            <text:p>19522</text:p>
          </table:table-cell>
          <table:table-cell office:value-type="float" office:value="22987" calcext:value-type="float">
            <text:p>22987</text:p>
          </table:table-cell>
          <table:table-cell table:formula="of:=[.E12]+[.G12]-[.F12]" office:value-type="float" office:value="1202252" calcext:value-type="float">
            <text:p>1202252</text:p>
          </table:table-cell>
          <table:table-cell table:formula="of:=2*[.E12]/(2*[.E12]+[.F12]+[.G12])" office:value-type="percentage" office:value="0.982578871292493" calcext:value-type="percentage">
            <text:p>98.3%</text:p>
          </table:table-cell>
          <table:table-cell table:formula="of:=[.E12]/([.E12]+[.F12])" office:value-type="percentage" office:value="0.983976150549655" calcext:value-type="percentage">
            <text:p>98.4%</text:p>
          </table:table-cell>
          <table:table-cell table:formula="of:=[.H12]/([.H12]+[.G12])" office:value-type="percentage" office:value="0.981238762396561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0833" calcext:value-type="float">
            <text:p>1.80833</text:p>
          </table:table-cell>
          <table:table-cell office:value-type="float" office:value="1125111" calcext:value-type="float">
            <text:p>1125111</text:p>
          </table:table-cell>
          <table:table-cell office:value-type="float" office:value="44964" calcext:value-type="float">
            <text:p>44964</text:p>
          </table:table-cell>
          <table:table-cell office:value-type="float" office:value="96663" calcext:value-type="float">
            <text:p>96663</text:p>
          </table:table-cell>
          <table:table-cell table:formula="of:=[.E13]+[.G13]-[.F13]" office:value-type="float" office:value="1176810" calcext:value-type="float">
            <text:p>1176810</text:p>
          </table:table-cell>
          <table:table-cell table:formula="of:=2*[.E13]/(2*[.E13]+[.F13]+[.G13])" office:value-type="percentage" office:value="0.940787650056504" calcext:value-type="percentage">
            <text:p>94.1%</text:p>
          </table:table-cell>
          <table:table-cell table:formula="of:=[.E13]/([.E13]+[.F13])" office:value-type="percentage" office:value="0.961571694122172" calcext:value-type="percentage">
            <text:p>96.2%</text:p>
          </table:table-cell>
          <table:table-cell table:formula="of:=[.H13]/([.H13]+[.G13])" office:value-type="percentage" office:value="0.924094974922908" calcext:value-type="percentage">
            <text:p>92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.72704" calcext:value-type="float">
            <text:p>2.72704</text:p>
          </table:table-cell>
          <table:table-cell office:value-type="float" office:value="1217667" calcext:value-type="float">
            <text:p>1217667</text:p>
          </table:table-cell>
          <table:table-cell office:value-type="float" office:value="56992" calcext:value-type="float">
            <text:p>56992</text:p>
          </table:table-cell>
          <table:table-cell office:value-type="float" office:value="4107" calcext:value-type="float">
            <text:p>4107</text:p>
          </table:table-cell>
          <table:table-cell table:formula="of:=[.E14]+[.G14]-[.F14]" office:value-type="float" office:value="1164782" calcext:value-type="float">
            <text:p>1164782</text:p>
          </table:table-cell>
          <table:table-cell table:formula="of:=2*[.E14]/(2*[.E14]+[.F14]+[.G14])" office:value-type="percentage" office:value="0.975525479754514" calcext:value-type="percentage">
            <text:p>97.6%</text:p>
          </table:table-cell>
          <table:table-cell table:formula="of:=[.E14]/([.E14]+[.F14])" office:value-type="percentage" office:value="0.955288434004702" calcext:value-type="percentage">
            <text:p>95.5%</text:p>
          </table:table-cell>
          <table:table-cell table:formula="of:=[.H14]/([.H14]+[.G14])" office:value-type="percentage" office:value="0.996486407178098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3407" calcext:value-type="float">
            <text:p>1.93407</text:p>
          </table:table-cell>
          <table:table-cell office:value-type="float" office:value="1195411" calcext:value-type="float">
            <text:p>1195411</text:p>
          </table:table-cell>
          <table:table-cell office:value-type="float" office:value="19457" calcext:value-type="float">
            <text:p>19457</text:p>
          </table:table-cell>
          <table:table-cell office:value-type="float" office:value="26363" calcext:value-type="float">
            <text:p>26363</text:p>
          </table:table-cell>
          <table:table-cell table:formula="of:=[.E15]+[.G15]-[.F15]" office:value-type="float" office:value="1202317" calcext:value-type="float">
            <text:p>1202317</text:p>
          </table:table-cell>
          <table:table-cell table:formula="of:=2*[.E15]/(2*[.E15]+[.F15]+[.G15])" office:value-type="percentage" office:value="0.981195432074141" calcext:value-type="percentage">
            <text:p>98.1%</text:p>
          </table:table-cell>
          <table:table-cell table:formula="of:=[.E15]/([.E15]+[.F15])" office:value-type="percentage" office:value="0.983984268249719" calcext:value-type="percentage">
            <text:p>98.4%</text:p>
          </table:table-cell>
          <table:table-cell table:formula="of:=[.H15]/([.H15]+[.G15])" office:value-type="percentage" office:value="0.978543640329459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0837" calcext:value-type="float">
            <text:p>1.90837</text:p>
          </table:table-cell>
          <table:table-cell office:value-type="float" office:value="1191170" calcext:value-type="float">
            <text:p>1191170</text:p>
          </table:table-cell>
          <table:table-cell office:value-type="float" office:value="24978" calcext:value-type="float">
            <text:p>24978</text:p>
          </table:table-cell>
          <table:table-cell office:value-type="float" office:value="30604" calcext:value-type="float">
            <text:p>30604</text:p>
          </table:table-cell>
          <table:table-cell table:formula="of:=[.E16]+[.G16]-[.F16]" office:value-type="float" office:value="1196796" calcext:value-type="float">
            <text:p>1196796</text:p>
          </table:table-cell>
          <table:table-cell table:formula="of:=2*[.E16]/(2*[.E16]+[.F16]+[.G16])" office:value-type="percentage" office:value="0.977201075342033" calcext:value-type="percentage">
            <text:p>97.7%</text:p>
          </table:table-cell>
          <table:table-cell table:formula="of:=[.E16]/([.E16]+[.F16])" office:value-type="percentage" office:value="0.979461381345034" calcext:value-type="percentage">
            <text:p>97.9%</text:p>
          </table:table-cell>
          <table:table-cell table:formula="of:=[.H16]/([.H16]+[.G16])" office:value-type="percentage" office:value="0.97506599315626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5748" calcext:value-type="float">
            <text:p>1.85748</text:p>
          </table:table-cell>
          <table:table-cell office:value-type="float" office:value="1090664" calcext:value-type="float">
            <text:p>1090664</text:p>
          </table:table-cell>
          <table:table-cell office:value-type="float" office:value="53534" calcext:value-type="float">
            <text:p>53534</text:p>
          </table:table-cell>
          <table:table-cell office:value-type="float" office:value="131110" calcext:value-type="float">
            <text:p>131110</text:p>
          </table:table-cell>
          <table:table-cell table:formula="of:=[.E17]+[.G17]-[.F17]" office:value-type="float" office:value="1168240" calcext:value-type="float">
            <text:p>1168240</text:p>
          </table:table-cell>
          <table:table-cell table:formula="of:=2*[.E17]/(2*[.E17]+[.F17]+[.G17])" office:value-type="percentage" office:value="0.921958501622166" calcext:value-type="percentage">
            <text:p>92.2%</text:p>
          </table:table-cell>
          <table:table-cell table:formula="of:=[.E17]/([.E17]+[.F17])" office:value-type="percentage" office:value="0.953212643266288" calcext:value-type="percentage">
            <text:p>95.3%</text:p>
          </table:table-cell>
          <table:table-cell table:formula="of:=[.H17]/([.H17]+[.G17])" office:value-type="percentage" office:value="0.899095701697002" calcext:value-type="percentage">
            <text:p>89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50764" calcext:value-type="float">
            <text:p>2.50764</text:p>
          </table:table-cell>
          <table:table-cell office:value-type="float" office:value="1215952" calcext:value-type="float">
            <text:p>1215952</text:p>
          </table:table-cell>
          <table:table-cell office:value-type="float" office:value="62833" calcext:value-type="float">
            <text:p>62833</text:p>
          </table:table-cell>
          <table:table-cell office:value-type="float" office:value="5822" calcext:value-type="float">
            <text:p>5822</text:p>
          </table:table-cell>
          <table:table-cell table:formula="of:=[.E18]+[.G18]-[.F18]" office:value-type="float" office:value="1158941" calcext:value-type="float">
            <text:p>1158941</text:p>
          </table:table-cell>
          <table:table-cell table:formula="of:=2*[.E18]/(2*[.E18]+[.F18]+[.G18])" office:value-type="percentage" office:value="0.97254413913049" calcext:value-type="percentage">
            <text:p>97.3%</text:p>
          </table:table-cell>
          <table:table-cell table:formula="of:=[.E18]/([.E18]+[.F18])" office:value-type="percentage" office:value="0.950865078961671" calcext:value-type="percentage">
            <text:p>95.1%</text:p>
          </table:table-cell>
          <table:table-cell table:formula="of:=[.H18]/([.H18]+[.G18])" office:value-type="percentage" office:value="0.995001558256916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0936" calcext:value-type="float">
            <text:p>1.80936</text:p>
          </table:table-cell>
          <table:table-cell office:value-type="float" office:value="1187315" calcext:value-type="float">
            <text:p>1187315</text:p>
          </table:table-cell>
          <table:table-cell office:value-type="float" office:value="21240" calcext:value-type="float">
            <text:p>21240</text:p>
          </table:table-cell>
          <table:table-cell office:value-type="float" office:value="34459" calcext:value-type="float">
            <text:p>34459</text:p>
          </table:table-cell>
          <table:table-cell table:formula="of:=[.E19]+[.G19]-[.F19]" office:value-type="float" office:value="1200534" calcext:value-type="float">
            <text:p>1200534</text:p>
          </table:table-cell>
          <table:table-cell table:formula="of:=2*[.E19]/(2*[.E19]+[.F19]+[.G19])" office:value-type="percentage" office:value="0.977081703752866" calcext:value-type="percentage">
            <text:p>97.7%</text:p>
          </table:table-cell>
          <table:table-cell table:formula="of:=[.E19]/([.E19]+[.F19])" office:value-type="percentage" office:value="0.982425293015212" calcext:value-type="percentage">
            <text:p>98.2%</text:p>
          </table:table-cell>
          <table:table-cell table:formula="of:=[.H19]/([.H19]+[.G19])" office:value-type="percentage" office:value="0.97209781755848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7113" calcext:value-type="float">
            <text:p>1.77113</text:p>
          </table:table-cell>
          <table:table-cell office:value-type="float" office:value="1184364" calcext:value-type="float">
            <text:p>1184364</text:p>
          </table:table-cell>
          <table:table-cell office:value-type="float" office:value="31914" calcext:value-type="float">
            <text:p>31914</text:p>
          </table:table-cell>
          <table:table-cell office:value-type="float" office:value="37410" calcext:value-type="float">
            <text:p>37410</text:p>
          </table:table-cell>
          <table:table-cell table:formula="of:=[.E20]+[.G20]-[.F20]" office:value-type="float" office:value="1189860" calcext:value-type="float">
            <text:p>1189860</text:p>
          </table:table-cell>
          <table:table-cell table:formula="of:=2*[.E20]/(2*[.E20]+[.F20]+[.G20])" office:value-type="percentage" office:value="0.971565823862658" calcext:value-type="percentage">
            <text:p>97.2%</text:p>
          </table:table-cell>
          <table:table-cell table:formula="of:=[.E20]/([.E20]+[.F20])" office:value-type="percentage" office:value="0.973760932944606" calcext:value-type="percentage">
            <text:p>97.4%</text:p>
          </table:table-cell>
          <table:table-cell table:formula="of:=[.H20]/([.H20]+[.G20])" office:value-type="percentage" office:value="0.969517710039356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6311" calcext:value-type="float">
            <text:p>1.66311</text:p>
          </table:table-cell>
          <table:table-cell office:value-type="float" office:value="1018314" calcext:value-type="float">
            <text:p>1018314</text:p>
          </table:table-cell>
          <table:table-cell office:value-type="float" office:value="45786" calcext:value-type="float">
            <text:p>45786</text:p>
          </table:table-cell>
          <table:table-cell office:value-type="float" office:value="203460" calcext:value-type="float">
            <text:p>203460</text:p>
          </table:table-cell>
          <table:table-cell table:formula="of:=[.E21]+[.G21]-[.F21]" office:value-type="float" office:value="1175988" calcext:value-type="float">
            <text:p>1175988</text:p>
          </table:table-cell>
          <table:table-cell table:formula="of:=2*[.E21]/(2*[.E21]+[.F21]+[.G21])" office:value-type="percentage" office:value="0.890962493995732" calcext:value-type="percentage">
            <text:p>89.1%</text:p>
          </table:table-cell>
          <table:table-cell table:formula="of:=[.E21]/([.E21]+[.F21])" office:value-type="percentage" office:value="0.956972089089371" calcext:value-type="percentage">
            <text:p>95.7%</text:p>
          </table:table-cell>
          <table:table-cell table:formula="of:=[.H21]/([.H21]+[.G21])" office:value-type="percentage" office:value="0.852506219879256" calcext:value-type="percentage">
            <text:p>85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57657" calcext:value-type="float">
            <text:p>2.57657</text:p>
          </table:table-cell>
          <table:table-cell office:value-type="float" office:value="1215083" calcext:value-type="float">
            <text:p>1215083</text:p>
          </table:table-cell>
          <table:table-cell office:value-type="float" office:value="77936" calcext:value-type="float">
            <text:p>77936</text:p>
          </table:table-cell>
          <table:table-cell office:value-type="float" office:value="6691" calcext:value-type="float">
            <text:p>6691</text:p>
          </table:table-cell>
          <table:table-cell table:formula="of:=[.E22]+[.G22]-[.F22]" office:value-type="float" office:value="1143838" calcext:value-type="float">
            <text:p>1143838</text:p>
          </table:table-cell>
          <table:table-cell table:formula="of:=2*[.E22]/(2*[.E22]+[.F22]+[.G22])" office:value-type="percentage" office:value="0.966348323699008" calcext:value-type="percentage">
            <text:p>96.6%</text:p>
          </table:table-cell>
          <table:table-cell table:formula="of:=[.E22]/([.E22]+[.F22])" office:value-type="percentage" office:value="0.939725557010376" calcext:value-type="percentage">
            <text:p>94.0%</text:p>
          </table:table-cell>
          <table:table-cell table:formula="of:=[.H22]/([.H22]+[.G22])" office:value-type="percentage" office:value="0.99418441429985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0215" calcext:value-type="float">
            <text:p>1.80215</text:p>
          </table:table-cell>
          <table:table-cell office:value-type="float" office:value="1180190" calcext:value-type="float">
            <text:p>1180190</text:p>
          </table:table-cell>
          <table:table-cell office:value-type="float" office:value="25209" calcext:value-type="float">
            <text:p>25209</text:p>
          </table:table-cell>
          <table:table-cell office:value-type="float" office:value="41584" calcext:value-type="float">
            <text:p>41584</text:p>
          </table:table-cell>
          <table:table-cell table:formula="of:=[.E23]+[.G23]-[.F23]" office:value-type="float" office:value="1196565" calcext:value-type="float">
            <text:p>1196565</text:p>
          </table:table-cell>
          <table:table-cell table:formula="of:=2*[.E23]/(2*[.E23]+[.F23]+[.G23])" office:value-type="percentage" office:value="0.972481154000971" calcext:value-type="percentage">
            <text:p>97.2%</text:p>
          </table:table-cell>
          <table:table-cell table:formula="of:=[.E23]/([.E23]+[.F23])" office:value-type="percentage" office:value="0.979086592904092" calcext:value-type="percentage">
            <text:p>97.9%</text:p>
          </table:table-cell>
          <table:table-cell table:formula="of:=[.H23]/([.H23]+[.G23])" office:value-type="percentage" office:value="0.96641438146782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79666" calcext:value-type="float">
            <text:p>1.79666</text:p>
          </table:table-cell>
          <table:table-cell office:value-type="float" office:value="1179637" calcext:value-type="float">
            <text:p>1179637</text:p>
          </table:table-cell>
          <table:table-cell office:value-type="float" office:value="38224" calcext:value-type="float">
            <text:p>38224</text:p>
          </table:table-cell>
          <table:table-cell office:value-type="float" office:value="42137" calcext:value-type="float">
            <text:p>42137</text:p>
          </table:table-cell>
          <table:table-cell table:formula="of:=[.E24]+[.G24]-[.F24]" office:value-type="float" office:value="1183550" calcext:value-type="float">
            <text:p>1183550</text:p>
          </table:table-cell>
          <table:table-cell table:formula="of:=2*[.E24]/(2*[.E24]+[.F24]+[.G24])" office:value-type="percentage" office:value="0.9670602364698" calcext:value-type="percentage">
            <text:p>96.7%</text:p>
          </table:table-cell>
          <table:table-cell table:formula="of:=[.E24]/([.E24]+[.F24])" office:value-type="percentage" office:value="0.968613823745074" calcext:value-type="percentage">
            <text:p>96.9%</text:p>
          </table:table-cell>
          <table:table-cell table:formula="of:=[.H24]/([.H24]+[.G24])" office:value-type="percentage" office:value="0.965621728875317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75199" calcext:value-type="float">
            <text:p>1.75199</text:p>
          </table:table-cell>
          <table:table-cell office:value-type="float" office:value="987405" calcext:value-type="float">
            <text:p>987405</text:p>
          </table:table-cell>
          <table:table-cell office:value-type="float" office:value="48214" calcext:value-type="float">
            <text:p>48214</text:p>
          </table:table-cell>
          <table:table-cell office:value-type="float" office:value="234369" calcext:value-type="float">
            <text:p>234369</text:p>
          </table:table-cell>
          <table:table-cell table:formula="of:=[.E25]+[.G25]-[.F25]" office:value-type="float" office:value="1173560" calcext:value-type="float">
            <text:p>1173560</text:p>
          </table:table-cell>
          <table:table-cell table:formula="of:=2*[.E25]/(2*[.E25]+[.F25]+[.G25])" office:value-type="percentage" office:value="0.874818872921109" calcext:value-type="percentage">
            <text:p>87.5%</text:p>
          </table:table-cell>
          <table:table-cell table:formula="of:=[.E25]/([.E25]+[.F25])" office:value-type="percentage" office:value="0.953444268596849" calcext:value-type="percentage">
            <text:p>95.3%</text:p>
          </table:table-cell>
          <table:table-cell table:formula="of:=[.H25]/([.H25]+[.G25])" office:value-type="percentage" office:value="0.833536350199477" calcext:value-type="percentage">
            <text:p>83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33998" calcext:value-type="float">
            <text:p>2.33998</text:p>
          </table:table-cell>
          <table:table-cell office:value-type="float" office:value="1214223" calcext:value-type="float">
            <text:p>1214223</text:p>
          </table:table-cell>
          <table:table-cell office:value-type="float" office:value="84739" calcext:value-type="float">
            <text:p>84739</text:p>
          </table:table-cell>
          <table:table-cell office:value-type="float" office:value="7551" calcext:value-type="float">
            <text:p>7551</text:p>
          </table:table-cell>
          <table:table-cell table:formula="of:=[.E26]+[.G26]-[.F26]" office:value-type="float" office:value="1137035" calcext:value-type="float">
            <text:p>1137035</text:p>
          </table:table-cell>
          <table:table-cell table:formula="of:=2*[.E26]/(2*[.E26]+[.F26]+[.G26])" office:value-type="percentage" office:value="0.963387677249819" calcext:value-type="percentage">
            <text:p>96.3%</text:p>
          </table:table-cell>
          <table:table-cell table:formula="of:=[.E26]/([.E26]+[.F26])" office:value-type="percentage" office:value="0.934764065461499" calcext:value-type="percentage">
            <text:p>93.5%</text:p>
          </table:table-cell>
          <table:table-cell table:formula="of:=[.H26]/([.H26]+[.G26])" office:value-type="percentage" office:value="0.993402854831354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7795" calcext:value-type="float">
            <text:p>1.77795</text:p>
          </table:table-cell>
          <table:table-cell office:value-type="float" office:value="1178830" calcext:value-type="float">
            <text:p>1178830</text:p>
          </table:table-cell>
          <table:table-cell office:value-type="float" office:value="30551" calcext:value-type="float">
            <text:p>30551</text:p>
          </table:table-cell>
          <table:table-cell office:value-type="float" office:value="42944" calcext:value-type="float">
            <text:p>42944</text:p>
          </table:table-cell>
          <table:table-cell table:formula="of:=[.E27]+[.G27]-[.F27]" office:value-type="float" office:value="1191223" calcext:value-type="float">
            <text:p>1191223</text:p>
          </table:table-cell>
          <table:table-cell table:formula="of:=2*[.E27]/(2*[.E27]+[.F27]+[.G27])" office:value-type="percentage" office:value="0.969769512844718" calcext:value-type="percentage">
            <text:p>97.0%</text:p>
          </table:table-cell>
          <table:table-cell table:formula="of:=[.E27]/([.E27]+[.F27])" office:value-type="percentage" office:value="0.974738316543752" calcext:value-type="percentage">
            <text:p>97.5%</text:p>
          </table:table-cell>
          <table:table-cell table:formula="of:=[.H27]/([.H27]+[.G27])" office:value-type="percentage" office:value="0.965204060714636" calcext:value-type="percentage">
            <text:p>96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74487" calcext:value-type="float">
            <text:p>1.74487</text:p>
          </table:table-cell>
          <table:table-cell office:value-type="float" office:value="1170400" calcext:value-type="float">
            <text:p>1170400</text:p>
          </table:table-cell>
          <table:table-cell office:value-type="float" office:value="39285" calcext:value-type="float">
            <text:p>39285</text:p>
          </table:table-cell>
          <table:table-cell office:value-type="float" office:value="51374" calcext:value-type="float">
            <text:p>51374</text:p>
          </table:table-cell>
          <table:table-cell table:formula="of:=[.E28]+[.G28]-[.F28]" office:value-type="float" office:value="1182489" calcext:value-type="float">
            <text:p>1182489</text:p>
          </table:table-cell>
          <table:table-cell table:formula="of:=2*[.E28]/(2*[.E28]+[.F28]+[.G28])" office:value-type="percentage" office:value="0.962714156397455" calcext:value-type="percentage">
            <text:p>96.3%</text:p>
          </table:table-cell>
          <table:table-cell table:formula="of:=[.E28]/([.E28]+[.F28])" office:value-type="percentage" office:value="0.967524603512485" calcext:value-type="percentage">
            <text:p>96.8%</text:p>
          </table:table-cell>
          <table:table-cell table:formula="of:=[.H28]/([.H28]+[.G28])" office:value-type="percentage" office:value="0.958363286685799" calcext:value-type="percentage">
            <text:p>95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64976" calcext:value-type="float">
            <text:p>1.64976</text:p>
          </table:table-cell>
          <table:table-cell office:value-type="float" office:value="958446" calcext:value-type="float">
            <text:p>958446</text:p>
          </table:table-cell>
          <table:table-cell office:value-type="float" office:value="50167" calcext:value-type="float">
            <text:p>50167</text:p>
          </table:table-cell>
          <table:table-cell office:value-type="float" office:value="263328" calcext:value-type="float">
            <text:p>263328</text:p>
          </table:table-cell>
          <table:table-cell table:formula="of:=[.E29]+[.G29]-[.F29]" office:value-type="float" office:value="1171607" calcext:value-type="float">
            <text:p>1171607</text:p>
          </table:table-cell>
          <table:table-cell table:formula="of:=2*[.E29]/(2*[.E29]+[.F29]+[.G29])" office:value-type="percentage" office:value="0.85944367502142" calcext:value-type="percentage">
            <text:p>85.9%</text:p>
          </table:table-cell>
          <table:table-cell table:formula="of:=[.E29]/([.E29]+[.F29])" office:value-type="percentage" office:value="0.950261398574081" calcext:value-type="percentage">
            <text:p>95.0%</text:p>
          </table:table-cell>
          <table:table-cell table:formula="of:=[.H29]/([.H29]+[.G29])" office:value-type="percentage" office:value="0.816487854850568" calcext:value-type="percentage">
            <text:p>81.6%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o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nth</text:p>
          </table:table-cell>
          <table:table-cell office:value-type="string" calcext:value-type="string">
            <text:p><text:s/>axi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.82998" calcext:value-type="float">
            <text:p>2.82998</text:p>
          </table:table-cell>
          <table:table-cell office:value-type="float" office:value="1221391" calcext:value-type="float">
            <text:p>1221391</text:p>
          </table:table-cell>
          <table:table-cell office:value-type="float" office:value="26931" calcext:value-type="float">
            <text:p>26931</text:p>
          </table:table-cell>
          <table:table-cell office:value-type="float" office:value="383" calcext:value-type="float">
            <text:p>383</text:p>
          </table:table-cell>
          <table:table-cell table:formula="of:=[.E2]+[.G2]-[.F2]" office:value-type="float" office:value="1194843" calcext:value-type="float">
            <text:p>1194843</text:p>
          </table:table-cell>
          <table:table-cell table:formula="of:=2*[.E2]/(2*[.E2]+[.F2]+[.G2])" office:value-type="percentage" office:value="0.988942130184414" calcext:value-type="percentage">
            <text:p>98.9%</text:p>
          </table:table-cell>
          <table:table-cell table:formula="of:=[.E2]/([.E2]+[.F2])" office:value-type="percentage" office:value="0.978426239383749" calcext:value-type="percentage">
            <text:p>97.8%</text:p>
          </table:table-cell>
          <table:table-cell table:formula="of:=[.H2]/([.H2]+[.G2])" office:value-type="percentage" office:value="0.999679558510273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4284" calcext:value-type="float">
            <text:p>2.04284</text:p>
          </table:table-cell>
          <table:table-cell office:value-type="float" office:value="1214117" calcext:value-type="float">
            <text:p>1214117</text:p>
          </table:table-cell>
          <table:table-cell office:value-type="float" office:value="9130" calcext:value-type="float">
            <text:p>9130</text:p>
          </table:table-cell>
          <table:table-cell office:value-type="float" office:value="7657" calcext:value-type="float">
            <text:p>7657</text:p>
          </table:table-cell>
          <table:table-cell table:formula="of:=[.E3]+[.G3]-[.F3]" office:value-type="float" office:value="1212644" calcext:value-type="float">
            <text:p>1212644</text:p>
          </table:table-cell>
          <table:table-cell table:formula="of:=2*[.E3]/(2*[.E3]+[.F3]+[.G3])" office:value-type="percentage" office:value="0.993134210299216" calcext:value-type="percentage">
            <text:p>99.3%</text:p>
          </table:table-cell>
          <table:table-cell table:formula="of:=[.E3]/([.E3]+[.F3])" office:value-type="percentage" office:value="0.992536258008399" calcext:value-type="percentage">
            <text:p>99.3%</text:p>
          </table:table-cell>
          <table:table-cell table:formula="of:=[.H3]/([.H3]+[.G3])" office:value-type="percentage" office:value="0.99372531858943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6506" calcext:value-type="float">
            <text:p>2.06506</text:p>
          </table:table-cell>
          <table:table-cell office:value-type="float" office:value="1214194" calcext:value-type="float">
            <text:p>1214194</text:p>
          </table:table-cell>
          <table:table-cell office:value-type="float" office:value="10103" calcext:value-type="float">
            <text:p>10103</text:p>
          </table:table-cell>
          <table:table-cell office:value-type="float" office:value="7580" calcext:value-type="float">
            <text:p>7580</text:p>
          </table:table-cell>
          <table:table-cell table:formula="of:=[.E4]+[.G4]-[.F4]" office:value-type="float" office:value="1211671" calcext:value-type="float">
            <text:p>1211671</text:p>
          </table:table-cell>
          <table:table-cell table:formula="of:=2*[.E4]/(2*[.E4]+[.F4]+[.G4])" office:value-type="percentage" office:value="0.99277085579282" calcext:value-type="percentage">
            <text:p>99.3%</text:p>
          </table:table-cell>
          <table:table-cell table:formula="of:=[.E4]/([.E4]+[.F4])" office:value-type="percentage" office:value="0.991747917376257" calcext:value-type="percentage">
            <text:p>99.2%</text:p>
          </table:table-cell>
          <table:table-cell table:formula="of:=[.H4]/([.H4]+[.G4])" office:value-type="percentage" office:value="0.99378306845760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4906" calcext:value-type="float">
            <text:p>2.04906</text:p>
          </table:table-cell>
          <table:table-cell office:value-type="float" office:value="1190627" calcext:value-type="float">
            <text:p>1190627</text:p>
          </table:table-cell>
          <table:table-cell office:value-type="float" office:value="29911" calcext:value-type="float">
            <text:p>29911</text:p>
          </table:table-cell>
          <table:table-cell office:value-type="float" office:value="31147" calcext:value-type="float">
            <text:p>31147</text:p>
          </table:table-cell>
          <table:table-cell table:formula="of:=[.E5]+[.G5]-[.F5]" office:value-type="float" office:value="1191863" calcext:value-type="float">
            <text:p>1191863</text:p>
          </table:table-cell>
          <table:table-cell table:formula="of:=2*[.E5]/(2*[.E5]+[.F5]+[.G5])" office:value-type="percentage" office:value="0.974999918110381" calcext:value-type="percentage">
            <text:p>97.5%</text:p>
          </table:table-cell>
          <table:table-cell table:formula="of:=[.E5]/([.E5]+[.F5])" office:value-type="percentage" office:value="0.975493593808632" calcext:value-type="percentage">
            <text:p>97.5%</text:p>
          </table:table-cell>
          <table:table-cell table:formula="of:=[.H5]/([.H5]+[.G5])" office:value-type="percentage" office:value="0.974532505866673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.74156" calcext:value-type="float">
            <text:p>2.74156</text:p>
          </table:table-cell>
          <table:table-cell office:value-type="float" office:value="1219799" calcext:value-type="float">
            <text:p>1219799</text:p>
          </table:table-cell>
          <table:table-cell office:value-type="float" office:value="38915" calcext:value-type="float">
            <text:p>38915</text:p>
          </table:table-cell>
          <table:table-cell office:value-type="float" office:value="1975" calcext:value-type="float">
            <text:p>1975</text:p>
          </table:table-cell>
          <table:table-cell table:formula="of:=[.E6]+[.G6]-[.F6]" office:value-type="float" office:value="1182859" calcext:value-type="float">
            <text:p>1182859</text:p>
          </table:table-cell>
          <table:table-cell table:formula="of:=2*[.E6]/(2*[.E6]+[.F6]+[.G6])" office:value-type="percentage" office:value="0.983515340529767" calcext:value-type="percentage">
            <text:p>98.4%</text:p>
          </table:table-cell>
          <table:table-cell table:formula="of:=[.E6]/([.E6]+[.F6])" office:value-type="percentage" office:value="0.969083524931001" calcext:value-type="percentage">
            <text:p>96.9%</text:p>
          </table:table-cell>
          <table:table-cell table:formula="of:=[.H6]/([.H6]+[.G6])" office:value-type="percentage" office:value="0.99833309982664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5996" calcext:value-type="float">
            <text:p>1.95996</text:p>
          </table:table-cell>
          <table:table-cell office:value-type="float" office:value="1204172" calcext:value-type="float">
            <text:p>1204172</text:p>
          </table:table-cell>
          <table:table-cell office:value-type="float" office:value="12640" calcext:value-type="float">
            <text:p>12640</text:p>
          </table:table-cell>
          <table:table-cell office:value-type="float" office:value="17602" calcext:value-type="float">
            <text:p>17602</text:p>
          </table:table-cell>
          <table:table-cell table:formula="of:=[.E7]+[.G7]-[.F7]" office:value-type="float" office:value="1209134" calcext:value-type="float">
            <text:p>1209134</text:p>
          </table:table-cell>
          <table:table-cell table:formula="of:=2*[.E7]/(2*[.E7]+[.F7]+[.G7])" office:value-type="percentage" office:value="0.98759855096355" calcext:value-type="percentage">
            <text:p>98.8%</text:p>
          </table:table-cell>
          <table:table-cell table:formula="of:=[.E7]/([.E7]+[.F7])" office:value-type="percentage" office:value="0.989612199748195" calcext:value-type="percentage">
            <text:p>99.0%</text:p>
          </table:table-cell>
          <table:table-cell table:formula="of:=[.H7]/([.H7]+[.G7])" office:value-type="percentage" office:value="0.985651354488659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3847" calcext:value-type="float">
            <text:p>1.93847</text:p>
          </table:table-cell>
          <table:table-cell office:value-type="float" office:value="1202775" calcext:value-type="float">
            <text:p>1202775</text:p>
          </table:table-cell>
          <table:table-cell office:value-type="float" office:value="14643" calcext:value-type="float">
            <text:p>14643</text:p>
          </table:table-cell>
          <table:table-cell office:value-type="float" office:value="18999" calcext:value-type="float">
            <text:p>18999</text:p>
          </table:table-cell>
          <table:table-cell table:formula="of:=[.E8]+[.G8]-[.F8]" office:value-type="float" office:value="1207131" calcext:value-type="float">
            <text:p>1207131</text:p>
          </table:table-cell>
          <table:table-cell table:formula="of:=2*[.E8]/(2*[.E8]+[.F8]+[.G8])" office:value-type="percentage" office:value="0.986207727804945" calcext:value-type="percentage">
            <text:p>98.6%</text:p>
          </table:table-cell>
          <table:table-cell table:formula="of:=[.E8]/([.E8]+[.F8])" office:value-type="percentage" office:value="0.987972085183561" calcext:value-type="percentage">
            <text:p>98.8%</text:p>
          </table:table-cell>
          <table:table-cell table:formula="of:=[.H8]/([.H8]+[.G8])" office:value-type="percentage" office:value="0.984504905678843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1178" calcext:value-type="float">
            <text:p>2.01178</text:p>
          </table:table-cell>
          <table:table-cell office:value-type="float" office:value="1161804" calcext:value-type="float">
            <text:p>1161804</text:p>
          </table:table-cell>
          <table:table-cell office:value-type="float" office:value="47171" calcext:value-type="float">
            <text:p>47171</text:p>
          </table:table-cell>
          <table:table-cell office:value-type="float" office:value="59970" calcext:value-type="float">
            <text:p>59970</text:p>
          </table:table-cell>
          <table:table-cell table:formula="of:=[.E9]+[.G9]-[.F9]" office:value-type="float" office:value="1174603" calcext:value-type="float">
            <text:p>1174603</text:p>
          </table:table-cell>
          <table:table-cell table:formula="of:=2*[.E9]/(2*[.E9]+[.F9]+[.G9])" office:value-type="percentage" office:value="0.955922639482727" calcext:value-type="percentage">
            <text:p>95.6%</text:p>
          </table:table-cell>
          <table:table-cell table:formula="of:=[.E9]/([.E9]+[.F9])" office:value-type="percentage" office:value="0.960982650592444" calcext:value-type="percentage">
            <text:p>96.1%</text:p>
          </table:table-cell>
          <table:table-cell table:formula="of:=[.H9]/([.H9]+[.G9])" office:value-type="percentage" office:value="0.951424500616812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.67341" calcext:value-type="float">
            <text:p>2.67341</text:p>
          </table:table-cell>
          <table:table-cell office:value-type="float" office:value="1219152" calcext:value-type="float">
            <text:p>1219152</text:p>
          </table:table-cell>
          <table:table-cell office:value-type="float" office:value="47227" calcext:value-type="float">
            <text:p>47227</text:p>
          </table:table-cell>
          <table:table-cell office:value-type="float" office:value="2622" calcext:value-type="float">
            <text:p>2622</text:p>
          </table:table-cell>
          <table:table-cell table:formula="of:=[.E10]+[.G10]-[.F10]" office:value-type="float" office:value="1174547" calcext:value-type="float">
            <text:p>1174547</text:p>
          </table:table-cell>
          <table:table-cell table:formula="of:=2*[.E10]/(2*[.E10]+[.F10]+[.G10])" office:value-type="percentage" office:value="0.97996546032338" calcext:value-type="percentage">
            <text:p>98.0%</text:p>
          </table:table-cell>
          <table:table-cell table:formula="of:=[.E10]/([.E10]+[.F10])" office:value-type="percentage" office:value="0.962707056892131" calcext:value-type="percentage">
            <text:p>96.3%</text:p>
          </table:table-cell>
          <table:table-cell table:formula="of:=[.H10]/([.H10]+[.G10])" office:value-type="percentage" office:value="0.99777262228278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5825" calcext:value-type="float">
            <text:p>1.85825</text:p>
          </table:table-cell>
          <table:table-cell office:value-type="float" office:value="1201613" calcext:value-type="float">
            <text:p>1201613</text:p>
          </table:table-cell>
          <table:table-cell office:value-type="float" office:value="15171" calcext:value-type="float">
            <text:p>15171</text:p>
          </table:table-cell>
          <table:table-cell office:value-type="float" office:value="20161" calcext:value-type="float">
            <text:p>20161</text:p>
          </table:table-cell>
          <table:table-cell table:formula="of:=[.E11]+[.G11]-[.F11]" office:value-type="float" office:value="1206603" calcext:value-type="float">
            <text:p>1206603</text:p>
          </table:table-cell>
          <table:table-cell table:formula="of:=2*[.E11]/(2*[.E11]+[.F11]+[.G11])" office:value-type="percentage" office:value="0.985511109434346" calcext:value-type="percentage">
            <text:p>98.6%</text:p>
          </table:table-cell>
          <table:table-cell table:formula="of:=[.E11]/([.E11]+[.F11])" office:value-type="percentage" office:value="0.987531887335797" calcext:value-type="percentage">
            <text:p>98.8%</text:p>
          </table:table-cell>
          <table:table-cell table:formula="of:=[.H11]/([.H11]+[.G11])" office:value-type="percentage" office:value="0.983565706199399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1198787" calcext:value-type="float">
            <text:p>1198787</text:p>
          </table:table-cell>
          <table:table-cell office:value-type="float" office:value="19522" calcext:value-type="float">
            <text:p>19522</text:p>
          </table:table-cell>
          <table:table-cell office:value-type="float" office:value="22987" calcext:value-type="float">
            <text:p>22987</text:p>
          </table:table-cell>
          <table:table-cell table:formula="of:=[.E12]+[.G12]-[.F12]" office:value-type="float" office:value="1202252" calcext:value-type="float">
            <text:p>1202252</text:p>
          </table:table-cell>
          <table:table-cell table:formula="of:=2*[.E12]/(2*[.E12]+[.F12]+[.G12])" office:value-type="percentage" office:value="0.982578871292493" calcext:value-type="percentage">
            <text:p>98.3%</text:p>
          </table:table-cell>
          <table:table-cell table:formula="of:=[.E12]/([.E12]+[.F12])" office:value-type="percentage" office:value="0.983976150549655" calcext:value-type="percentage">
            <text:p>98.4%</text:p>
          </table:table-cell>
          <table:table-cell table:formula="of:=[.H12]/([.H12]+[.G12])" office:value-type="percentage" office:value="0.981238762396561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0833" calcext:value-type="float">
            <text:p>1.80833</text:p>
          </table:table-cell>
          <table:table-cell office:value-type="float" office:value="1125111" calcext:value-type="float">
            <text:p>1125111</text:p>
          </table:table-cell>
          <table:table-cell office:value-type="float" office:value="44964" calcext:value-type="float">
            <text:p>44964</text:p>
          </table:table-cell>
          <table:table-cell office:value-type="float" office:value="96663" calcext:value-type="float">
            <text:p>96663</text:p>
          </table:table-cell>
          <table:table-cell table:formula="of:=[.E13]+[.G13]-[.F13]" office:value-type="float" office:value="1176810" calcext:value-type="float">
            <text:p>1176810</text:p>
          </table:table-cell>
          <table:table-cell table:formula="of:=2*[.E13]/(2*[.E13]+[.F13]+[.G13])" office:value-type="percentage" office:value="0.940787650056504" calcext:value-type="percentage">
            <text:p>94.1%</text:p>
          </table:table-cell>
          <table:table-cell table:formula="of:=[.E13]/([.E13]+[.F13])" office:value-type="percentage" office:value="0.961571694122172" calcext:value-type="percentage">
            <text:p>96.2%</text:p>
          </table:table-cell>
          <table:table-cell table:formula="of:=[.H13]/([.H13]+[.G13])" office:value-type="percentage" office:value="0.924094974922908" calcext:value-type="percentage">
            <text:p>92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.72704" calcext:value-type="float">
            <text:p>2.72704</text:p>
          </table:table-cell>
          <table:table-cell office:value-type="float" office:value="1217667" calcext:value-type="float">
            <text:p>1217667</text:p>
          </table:table-cell>
          <table:table-cell office:value-type="float" office:value="56992" calcext:value-type="float">
            <text:p>56992</text:p>
          </table:table-cell>
          <table:table-cell office:value-type="float" office:value="4107" calcext:value-type="float">
            <text:p>4107</text:p>
          </table:table-cell>
          <table:table-cell table:formula="of:=[.E14]+[.G14]-[.F14]" office:value-type="float" office:value="1164782" calcext:value-type="float">
            <text:p>1164782</text:p>
          </table:table-cell>
          <table:table-cell table:formula="of:=2*[.E14]/(2*[.E14]+[.F14]+[.G14])" office:value-type="percentage" office:value="0.975525479754514" calcext:value-type="percentage">
            <text:p>97.6%</text:p>
          </table:table-cell>
          <table:table-cell table:formula="of:=[.E14]/([.E14]+[.F14])" office:value-type="percentage" office:value="0.955288434004702" calcext:value-type="percentage">
            <text:p>95.5%</text:p>
          </table:table-cell>
          <table:table-cell table:formula="of:=[.H14]/([.H14]+[.G14])" office:value-type="percentage" office:value="0.996486407178098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3407" calcext:value-type="float">
            <text:p>1.93407</text:p>
          </table:table-cell>
          <table:table-cell office:value-type="float" office:value="1195411" calcext:value-type="float">
            <text:p>1195411</text:p>
          </table:table-cell>
          <table:table-cell office:value-type="float" office:value="19457" calcext:value-type="float">
            <text:p>19457</text:p>
          </table:table-cell>
          <table:table-cell office:value-type="float" office:value="26363" calcext:value-type="float">
            <text:p>26363</text:p>
          </table:table-cell>
          <table:table-cell table:formula="of:=[.E15]+[.G15]-[.F15]" office:value-type="float" office:value="1202317" calcext:value-type="float">
            <text:p>1202317</text:p>
          </table:table-cell>
          <table:table-cell table:formula="of:=2*[.E15]/(2*[.E15]+[.F15]+[.G15])" office:value-type="percentage" office:value="0.981195432074141" calcext:value-type="percentage">
            <text:p>98.1%</text:p>
          </table:table-cell>
          <table:table-cell table:formula="of:=[.E15]/([.E15]+[.F15])" office:value-type="percentage" office:value="0.983984268249719" calcext:value-type="percentage">
            <text:p>98.4%</text:p>
          </table:table-cell>
          <table:table-cell table:formula="of:=[.H15]/([.H15]+[.G15])" office:value-type="percentage" office:value="0.978543640329459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0837" calcext:value-type="float">
            <text:p>1.90837</text:p>
          </table:table-cell>
          <table:table-cell office:value-type="float" office:value="1191170" calcext:value-type="float">
            <text:p>1191170</text:p>
          </table:table-cell>
          <table:table-cell office:value-type="float" office:value="24978" calcext:value-type="float">
            <text:p>24978</text:p>
          </table:table-cell>
          <table:table-cell office:value-type="float" office:value="30604" calcext:value-type="float">
            <text:p>30604</text:p>
          </table:table-cell>
          <table:table-cell table:formula="of:=[.E16]+[.G16]-[.F16]" office:value-type="float" office:value="1196796" calcext:value-type="float">
            <text:p>1196796</text:p>
          </table:table-cell>
          <table:table-cell table:formula="of:=2*[.E16]/(2*[.E16]+[.F16]+[.G16])" office:value-type="percentage" office:value="0.977201075342033" calcext:value-type="percentage">
            <text:p>97.7%</text:p>
          </table:table-cell>
          <table:table-cell table:formula="of:=[.E16]/([.E16]+[.F16])" office:value-type="percentage" office:value="0.979461381345034" calcext:value-type="percentage">
            <text:p>97.9%</text:p>
          </table:table-cell>
          <table:table-cell table:formula="of:=[.H16]/([.H16]+[.G16])" office:value-type="percentage" office:value="0.97506599315626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5748" calcext:value-type="float">
            <text:p>1.85748</text:p>
          </table:table-cell>
          <table:table-cell office:value-type="float" office:value="1090664" calcext:value-type="float">
            <text:p>1090664</text:p>
          </table:table-cell>
          <table:table-cell office:value-type="float" office:value="53534" calcext:value-type="float">
            <text:p>53534</text:p>
          </table:table-cell>
          <table:table-cell office:value-type="float" office:value="131110" calcext:value-type="float">
            <text:p>131110</text:p>
          </table:table-cell>
          <table:table-cell table:formula="of:=[.E17]+[.G17]-[.F17]" office:value-type="float" office:value="1168240" calcext:value-type="float">
            <text:p>1168240</text:p>
          </table:table-cell>
          <table:table-cell table:formula="of:=2*[.E17]/(2*[.E17]+[.F17]+[.G17])" office:value-type="percentage" office:value="0.921958501622166" calcext:value-type="percentage">
            <text:p>92.2%</text:p>
          </table:table-cell>
          <table:table-cell table:formula="of:=[.E17]/([.E17]+[.F17])" office:value-type="percentage" office:value="0.953212643266288" calcext:value-type="percentage">
            <text:p>95.3%</text:p>
          </table:table-cell>
          <table:table-cell table:formula="of:=[.H17]/([.H17]+[.G17])" office:value-type="percentage" office:value="0.899095701697002" calcext:value-type="percentage">
            <text:p>89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50764" calcext:value-type="float">
            <text:p>2.50764</text:p>
          </table:table-cell>
          <table:table-cell office:value-type="float" office:value="1215952" calcext:value-type="float">
            <text:p>1215952</text:p>
          </table:table-cell>
          <table:table-cell office:value-type="float" office:value="62833" calcext:value-type="float">
            <text:p>62833</text:p>
          </table:table-cell>
          <table:table-cell office:value-type="float" office:value="5822" calcext:value-type="float">
            <text:p>5822</text:p>
          </table:table-cell>
          <table:table-cell table:formula="of:=[.E18]+[.G18]-[.F18]" office:value-type="float" office:value="1158941" calcext:value-type="float">
            <text:p>1158941</text:p>
          </table:table-cell>
          <table:table-cell table:formula="of:=2*[.E18]/(2*[.E18]+[.F18]+[.G18])" office:value-type="percentage" office:value="0.97254413913049" calcext:value-type="percentage">
            <text:p>97.3%</text:p>
          </table:table-cell>
          <table:table-cell table:formula="of:=[.E18]/([.E18]+[.F18])" office:value-type="percentage" office:value="0.950865078961671" calcext:value-type="percentage">
            <text:p>95.1%</text:p>
          </table:table-cell>
          <table:table-cell table:formula="of:=[.H18]/([.H18]+[.G18])" office:value-type="percentage" office:value="0.995001558256916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0936" calcext:value-type="float">
            <text:p>1.80936</text:p>
          </table:table-cell>
          <table:table-cell office:value-type="float" office:value="1187315" calcext:value-type="float">
            <text:p>1187315</text:p>
          </table:table-cell>
          <table:table-cell office:value-type="float" office:value="21240" calcext:value-type="float">
            <text:p>21240</text:p>
          </table:table-cell>
          <table:table-cell office:value-type="float" office:value="34459" calcext:value-type="float">
            <text:p>34459</text:p>
          </table:table-cell>
          <table:table-cell table:formula="of:=[.E19]+[.G19]-[.F19]" office:value-type="float" office:value="1200534" calcext:value-type="float">
            <text:p>1200534</text:p>
          </table:table-cell>
          <table:table-cell table:formula="of:=2*[.E19]/(2*[.E19]+[.F19]+[.G19])" office:value-type="percentage" office:value="0.977081703752866" calcext:value-type="percentage">
            <text:p>97.7%</text:p>
          </table:table-cell>
          <table:table-cell table:formula="of:=[.E19]/([.E19]+[.F19])" office:value-type="percentage" office:value="0.982425293015212" calcext:value-type="percentage">
            <text:p>98.2%</text:p>
          </table:table-cell>
          <table:table-cell table:formula="of:=[.H19]/([.H19]+[.G19])" office:value-type="percentage" office:value="0.97209781755848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7113" calcext:value-type="float">
            <text:p>1.77113</text:p>
          </table:table-cell>
          <table:table-cell office:value-type="float" office:value="1184364" calcext:value-type="float">
            <text:p>1184364</text:p>
          </table:table-cell>
          <table:table-cell office:value-type="float" office:value="31914" calcext:value-type="float">
            <text:p>31914</text:p>
          </table:table-cell>
          <table:table-cell office:value-type="float" office:value="37410" calcext:value-type="float">
            <text:p>37410</text:p>
          </table:table-cell>
          <table:table-cell table:formula="of:=[.E20]+[.G20]-[.F20]" office:value-type="float" office:value="1189860" calcext:value-type="float">
            <text:p>1189860</text:p>
          </table:table-cell>
          <table:table-cell table:formula="of:=2*[.E20]/(2*[.E20]+[.F20]+[.G20])" office:value-type="percentage" office:value="0.971565823862658" calcext:value-type="percentage">
            <text:p>97.2%</text:p>
          </table:table-cell>
          <table:table-cell table:formula="of:=[.E20]/([.E20]+[.F20])" office:value-type="percentage" office:value="0.973760932944606" calcext:value-type="percentage">
            <text:p>97.4%</text:p>
          </table:table-cell>
          <table:table-cell table:formula="of:=[.H20]/([.H20]+[.G20])" office:value-type="percentage" office:value="0.969517710039356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6311" calcext:value-type="float">
            <text:p>1.66311</text:p>
          </table:table-cell>
          <table:table-cell office:value-type="float" office:value="1018314" calcext:value-type="float">
            <text:p>1018314</text:p>
          </table:table-cell>
          <table:table-cell office:value-type="float" office:value="45786" calcext:value-type="float">
            <text:p>45786</text:p>
          </table:table-cell>
          <table:table-cell office:value-type="float" office:value="203460" calcext:value-type="float">
            <text:p>203460</text:p>
          </table:table-cell>
          <table:table-cell table:formula="of:=[.E21]+[.G21]-[.F21]" office:value-type="float" office:value="1175988" calcext:value-type="float">
            <text:p>1175988</text:p>
          </table:table-cell>
          <table:table-cell table:formula="of:=2*[.E21]/(2*[.E21]+[.F21]+[.G21])" office:value-type="percentage" office:value="0.890962493995732" calcext:value-type="percentage">
            <text:p>89.1%</text:p>
          </table:table-cell>
          <table:table-cell table:formula="of:=[.E21]/([.E21]+[.F21])" office:value-type="percentage" office:value="0.956972089089371" calcext:value-type="percentage">
            <text:p>95.7%</text:p>
          </table:table-cell>
          <table:table-cell table:formula="of:=[.H21]/([.H21]+[.G21])" office:value-type="percentage" office:value="0.852506219879256" calcext:value-type="percentage">
            <text:p>85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57657" calcext:value-type="float">
            <text:p>2.57657</text:p>
          </table:table-cell>
          <table:table-cell office:value-type="float" office:value="1215083" calcext:value-type="float">
            <text:p>1215083</text:p>
          </table:table-cell>
          <table:table-cell office:value-type="float" office:value="77936" calcext:value-type="float">
            <text:p>77936</text:p>
          </table:table-cell>
          <table:table-cell office:value-type="float" office:value="6691" calcext:value-type="float">
            <text:p>6691</text:p>
          </table:table-cell>
          <table:table-cell table:formula="of:=[.E22]+[.G22]-[.F22]" office:value-type="float" office:value="1143838" calcext:value-type="float">
            <text:p>1143838</text:p>
          </table:table-cell>
          <table:table-cell table:formula="of:=2*[.E22]/(2*[.E22]+[.F22]+[.G22])" office:value-type="percentage" office:value="0.966348323699008" calcext:value-type="percentage">
            <text:p>96.6%</text:p>
          </table:table-cell>
          <table:table-cell table:formula="of:=[.E22]/([.E22]+[.F22])" office:value-type="percentage" office:value="0.939725557010376" calcext:value-type="percentage">
            <text:p>94.0%</text:p>
          </table:table-cell>
          <table:table-cell table:formula="of:=[.H22]/([.H22]+[.G22])" office:value-type="percentage" office:value="0.99418441429985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0215" calcext:value-type="float">
            <text:p>1.80215</text:p>
          </table:table-cell>
          <table:table-cell office:value-type="float" office:value="1180190" calcext:value-type="float">
            <text:p>1180190</text:p>
          </table:table-cell>
          <table:table-cell office:value-type="float" office:value="25209" calcext:value-type="float">
            <text:p>25209</text:p>
          </table:table-cell>
          <table:table-cell office:value-type="float" office:value="41584" calcext:value-type="float">
            <text:p>41584</text:p>
          </table:table-cell>
          <table:table-cell table:formula="of:=[.E23]+[.G23]-[.F23]" office:value-type="float" office:value="1196565" calcext:value-type="float">
            <text:p>1196565</text:p>
          </table:table-cell>
          <table:table-cell table:formula="of:=2*[.E23]/(2*[.E23]+[.F23]+[.G23])" office:value-type="percentage" office:value="0.972481154000971" calcext:value-type="percentage">
            <text:p>97.2%</text:p>
          </table:table-cell>
          <table:table-cell table:formula="of:=[.E23]/([.E23]+[.F23])" office:value-type="percentage" office:value="0.979086592904092" calcext:value-type="percentage">
            <text:p>97.9%</text:p>
          </table:table-cell>
          <table:table-cell table:formula="of:=[.H23]/([.H23]+[.G23])" office:value-type="percentage" office:value="0.96641438146782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79666" calcext:value-type="float">
            <text:p>1.79666</text:p>
          </table:table-cell>
          <table:table-cell office:value-type="float" office:value="1179637" calcext:value-type="float">
            <text:p>1179637</text:p>
          </table:table-cell>
          <table:table-cell office:value-type="float" office:value="38224" calcext:value-type="float">
            <text:p>38224</text:p>
          </table:table-cell>
          <table:table-cell office:value-type="float" office:value="42137" calcext:value-type="float">
            <text:p>42137</text:p>
          </table:table-cell>
          <table:table-cell table:formula="of:=[.E24]+[.G24]-[.F24]" office:value-type="float" office:value="1183550" calcext:value-type="float">
            <text:p>1183550</text:p>
          </table:table-cell>
          <table:table-cell table:formula="of:=2*[.E24]/(2*[.E24]+[.F24]+[.G24])" office:value-type="percentage" office:value="0.9670602364698" calcext:value-type="percentage">
            <text:p>96.7%</text:p>
          </table:table-cell>
          <table:table-cell table:formula="of:=[.E24]/([.E24]+[.F24])" office:value-type="percentage" office:value="0.968613823745074" calcext:value-type="percentage">
            <text:p>96.9%</text:p>
          </table:table-cell>
          <table:table-cell table:formula="of:=[.H24]/([.H24]+[.G24])" office:value-type="percentage" office:value="0.965621728875317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75199" calcext:value-type="float">
            <text:p>1.75199</text:p>
          </table:table-cell>
          <table:table-cell office:value-type="float" office:value="987405" calcext:value-type="float">
            <text:p>987405</text:p>
          </table:table-cell>
          <table:table-cell office:value-type="float" office:value="48214" calcext:value-type="float">
            <text:p>48214</text:p>
          </table:table-cell>
          <table:table-cell office:value-type="float" office:value="234369" calcext:value-type="float">
            <text:p>234369</text:p>
          </table:table-cell>
          <table:table-cell table:formula="of:=[.E25]+[.G25]-[.F25]" office:value-type="float" office:value="1173560" calcext:value-type="float">
            <text:p>1173560</text:p>
          </table:table-cell>
          <table:table-cell table:formula="of:=2*[.E25]/(2*[.E25]+[.F25]+[.G25])" office:value-type="percentage" office:value="0.874818872921109" calcext:value-type="percentage">
            <text:p>87.5%</text:p>
          </table:table-cell>
          <table:table-cell table:formula="of:=[.E25]/([.E25]+[.F25])" office:value-type="percentage" office:value="0.953444268596849" calcext:value-type="percentage">
            <text:p>95.3%</text:p>
          </table:table-cell>
          <table:table-cell table:formula="of:=[.H25]/([.H25]+[.G25])" office:value-type="percentage" office:value="0.833536350199477" calcext:value-type="percentage">
            <text:p>83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33998" calcext:value-type="float">
            <text:p>2.33998</text:p>
          </table:table-cell>
          <table:table-cell office:value-type="float" office:value="1214223" calcext:value-type="float">
            <text:p>1214223</text:p>
          </table:table-cell>
          <table:table-cell office:value-type="float" office:value="84739" calcext:value-type="float">
            <text:p>84739</text:p>
          </table:table-cell>
          <table:table-cell office:value-type="float" office:value="7551" calcext:value-type="float">
            <text:p>7551</text:p>
          </table:table-cell>
          <table:table-cell table:formula="of:=[.E26]+[.G26]-[.F26]" office:value-type="float" office:value="1137035" calcext:value-type="float">
            <text:p>1137035</text:p>
          </table:table-cell>
          <table:table-cell table:formula="of:=2*[.E26]/(2*[.E26]+[.F26]+[.G26])" office:value-type="percentage" office:value="0.963387677249819" calcext:value-type="percentage">
            <text:p>96.3%</text:p>
          </table:table-cell>
          <table:table-cell table:formula="of:=[.E26]/([.E26]+[.F26])" office:value-type="percentage" office:value="0.934764065461499" calcext:value-type="percentage">
            <text:p>93.5%</text:p>
          </table:table-cell>
          <table:table-cell table:formula="of:=[.H26]/([.H26]+[.G26])" office:value-type="percentage" office:value="0.993402854831354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7795" calcext:value-type="float">
            <text:p>1.77795</text:p>
          </table:table-cell>
          <table:table-cell office:value-type="float" office:value="1178830" calcext:value-type="float">
            <text:p>1178830</text:p>
          </table:table-cell>
          <table:table-cell office:value-type="float" office:value="30551" calcext:value-type="float">
            <text:p>30551</text:p>
          </table:table-cell>
          <table:table-cell office:value-type="float" office:value="42944" calcext:value-type="float">
            <text:p>42944</text:p>
          </table:table-cell>
          <table:table-cell table:formula="of:=[.E27]+[.G27]-[.F27]" office:value-type="float" office:value="1191223" calcext:value-type="float">
            <text:p>1191223</text:p>
          </table:table-cell>
          <table:table-cell table:formula="of:=2*[.E27]/(2*[.E27]+[.F27]+[.G27])" office:value-type="percentage" office:value="0.969769512844718" calcext:value-type="percentage">
            <text:p>97.0%</text:p>
          </table:table-cell>
          <table:table-cell table:formula="of:=[.E27]/([.E27]+[.F27])" office:value-type="percentage" office:value="0.974738316543752" calcext:value-type="percentage">
            <text:p>97.5%</text:p>
          </table:table-cell>
          <table:table-cell table:formula="of:=[.H27]/([.H27]+[.G27])" office:value-type="percentage" office:value="0.965204060714636" calcext:value-type="percentage">
            <text:p>96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74487" calcext:value-type="float">
            <text:p>1.74487</text:p>
          </table:table-cell>
          <table:table-cell office:value-type="float" office:value="1170400" calcext:value-type="float">
            <text:p>1170400</text:p>
          </table:table-cell>
          <table:table-cell office:value-type="float" office:value="39285" calcext:value-type="float">
            <text:p>39285</text:p>
          </table:table-cell>
          <table:table-cell office:value-type="float" office:value="51374" calcext:value-type="float">
            <text:p>51374</text:p>
          </table:table-cell>
          <table:table-cell table:formula="of:=[.E28]+[.G28]-[.F28]" office:value-type="float" office:value="1182489" calcext:value-type="float">
            <text:p>1182489</text:p>
          </table:table-cell>
          <table:table-cell table:formula="of:=2*[.E28]/(2*[.E28]+[.F28]+[.G28])" office:value-type="percentage" office:value="0.962714156397455" calcext:value-type="percentage">
            <text:p>96.3%</text:p>
          </table:table-cell>
          <table:table-cell table:formula="of:=[.E28]/([.E28]+[.F28])" office:value-type="percentage" office:value="0.967524603512485" calcext:value-type="percentage">
            <text:p>96.8%</text:p>
          </table:table-cell>
          <table:table-cell table:formula="of:=[.H28]/([.H28]+[.G28])" office:value-type="percentage" office:value="0.958363286685799" calcext:value-type="percentage">
            <text:p>95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64976" calcext:value-type="float">
            <text:p>1.64976</text:p>
          </table:table-cell>
          <table:table-cell office:value-type="float" office:value="958446" calcext:value-type="float">
            <text:p>958446</text:p>
          </table:table-cell>
          <table:table-cell office:value-type="float" office:value="50167" calcext:value-type="float">
            <text:p>50167</text:p>
          </table:table-cell>
          <table:table-cell office:value-type="float" office:value="263328" calcext:value-type="float">
            <text:p>263328</text:p>
          </table:table-cell>
          <table:table-cell table:formula="of:=[.E29]+[.G29]-[.F29]" office:value-type="float" office:value="1171607" calcext:value-type="float">
            <text:p>1171607</text:p>
          </table:table-cell>
          <table:table-cell table:formula="of:=2*[.E29]/(2*[.E29]+[.F29]+[.G29])" office:value-type="percentage" office:value="0.85944367502142" calcext:value-type="percentage">
            <text:p>85.9%</text:p>
          </table:table-cell>
          <table:table-cell table:formula="of:=[.E29]/([.E29]+[.F29])" office:value-type="percentage" office:value="0.950261398574081" calcext:value-type="percentage">
            <text:p>95.0%</text:p>
          </table:table-cell>
          <table:table-cell table:formula="of:=[.H29]/([.H29]+[.G29])" office:value-type="percentage" office:value="0.816487854850568" calcext:value-type="percentage">
            <text:p>81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.42608" calcext:value-type="float">
            <text:p>3.42608</text:p>
          </table:table-cell>
          <table:table-cell office:value-type="float" office:value="1702460" calcext:value-type="float">
            <text:p>1702460</text:p>
          </table:table-cell>
          <table:table-cell office:value-type="float" office:value="29823" calcext:value-type="float">
            <text:p>29823</text:p>
          </table:table-cell>
          <table:table-cell office:value-type="float" office:value="523" calcext:value-type="float">
            <text:p>523</text:p>
          </table:table-cell>
          <table:table-cell table:formula="of:=[.E30]+[.G30]-[.F30]" office:value-type="float" office:value="1673160" calcext:value-type="float">
            <text:p>1673160</text:p>
          </table:table-cell>
          <table:table-cell table:formula="of:=2*[.E30]/(2*[.E30]+[.F30]+[.G30])" office:value-type="percentage" office:value="0.99116633180662" calcext:value-type="percentage">
            <text:p>99.1%</text:p>
          </table:table-cell>
          <table:table-cell table:formula="of:=[.E30]/([.E30]+[.F30])" office:value-type="percentage" office:value="0.982783990837525" calcext:value-type="percentage">
            <text:p>98.3%</text:p>
          </table:table-cell>
          <table:table-cell table:formula="of:=[.H30]/([.H30]+[.G30])" office:value-type="percentage" office:value="0.99968751549726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6273" calcext:value-type="float">
            <text:p>2.36273</text:p>
          </table:table-cell>
          <table:table-cell office:value-type="float" office:value="1693614" calcext:value-type="float">
            <text:p>1693614</text:p>
          </table:table-cell>
          <table:table-cell office:value-type="float" office:value="12282" calcext:value-type="float">
            <text:p>12282</text:p>
          </table:table-cell>
          <table:table-cell office:value-type="float" office:value="9369" calcext:value-type="float">
            <text:p>9369</text:p>
          </table:table-cell>
          <table:table-cell table:formula="of:=[.E31]+[.G31]-[.F31]" office:value-type="float" office:value="1690701" calcext:value-type="float">
            <text:p>1690701</text:p>
          </table:table-cell>
          <table:table-cell table:formula="of:=2*[.E31]/(2*[.E31]+[.F31]+[.G31])" office:value-type="percentage" office:value="0.993648645199785" calcext:value-type="percentage">
            <text:p>99.4%</text:p>
          </table:table-cell>
          <table:table-cell table:formula="of:=[.E31]/([.E31]+[.F31])" office:value-type="percentage" office:value="0.992800264494436" calcext:value-type="percentage">
            <text:p>99.3%</text:p>
          </table:table-cell>
          <table:table-cell table:formula="of:=[.H31]/([.H31]+[.G31])" office:value-type="percentage" office:value="0.994489050450864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3065" calcext:value-type="float">
            <text:p>2.43065</text:p>
          </table:table-cell>
          <table:table-cell office:value-type="float" office:value="1693647" calcext:value-type="float">
            <text:p>1693647</text:p>
          </table:table-cell>
          <table:table-cell office:value-type="float" office:value="13276" calcext:value-type="float">
            <text:p>13276</text:p>
          </table:table-cell>
          <table:table-cell office:value-type="float" office:value="9336" calcext:value-type="float">
            <text:p>9336</text:p>
          </table:table-cell>
          <table:table-cell table:formula="of:=[.E32]+[.G32]-[.F32]" office:value-type="float" office:value="1689707" calcext:value-type="float">
            <text:p>1689707</text:p>
          </table:table-cell>
          <table:table-cell table:formula="of:=2*[.E32]/(2*[.E32]+[.F32]+[.G32])" office:value-type="percentage" office:value="0.993368732158599" calcext:value-type="percentage">
            <text:p>99.3%</text:p>
          </table:table-cell>
          <table:table-cell table:formula="of:=[.E32]/([.E32]+[.F32])" office:value-type="percentage" office:value="0.9922222619298" calcext:value-type="percentage">
            <text:p>99.2%</text:p>
          </table:table-cell>
          <table:table-cell table:formula="of:=[.H32]/([.H32]+[.G32])" office:value-type="percentage" office:value="0.994505142012298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9278" calcext:value-type="float">
            <text:p>2.59278</text:p>
          </table:table-cell>
          <table:table-cell office:value-type="float" office:value="1644851" calcext:value-type="float">
            <text:p>1644851</text:p>
          </table:table-cell>
          <table:table-cell office:value-type="float" office:value="40160" calcext:value-type="float">
            <text:p>40160</text:p>
          </table:table-cell>
          <table:table-cell office:value-type="float" office:value="58132" calcext:value-type="float">
            <text:p>58132</text:p>
          </table:table-cell>
          <table:table-cell table:formula="of:=[.E33]+[.G33]-[.F33]" office:value-type="float" office:value="1662823" calcext:value-type="float">
            <text:p>1662823</text:p>
          </table:table-cell>
          <table:table-cell table:formula="of:=2*[.E33]/(2*[.E33]+[.F33]+[.G33])" office:value-type="percentage" office:value="0.970988142245825" calcext:value-type="percentage">
            <text:p>97.1%</text:p>
          </table:table-cell>
          <table:table-cell table:formula="of:=[.E33]/([.E33]+[.F33])" office:value-type="percentage" office:value="0.976166327697564" calcext:value-type="percentage">
            <text:p>97.6%</text:p>
          </table:table-cell>
          <table:table-cell table:formula="of:=[.H33]/([.H33]+[.G33])" office:value-type="percentage" office:value="0.96622108073714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.25185" calcext:value-type="float">
            <text:p>3.25185</text:p>
          </table:table-cell>
          <table:table-cell office:value-type="float" office:value="1700753" calcext:value-type="float">
            <text:p>1700753</text:p>
          </table:table-cell>
          <table:table-cell office:value-type="float" office:value="42992" calcext:value-type="float">
            <text:p>42992</text:p>
          </table:table-cell>
          <table:table-cell office:value-type="float" office:value="2230" calcext:value-type="float">
            <text:p>2230</text:p>
          </table:table-cell>
          <table:table-cell table:formula="of:=[.E34]+[.G34]-[.F34]" office:value-type="float" office:value="1659991" calcext:value-type="float">
            <text:p>1659991</text:p>
          </table:table-cell>
          <table:table-cell table:formula="of:=2*[.E34]/(2*[.E34]+[.F34]+[.G34])" office:value-type="percentage" office:value="0.98687973057346" calcext:value-type="percentage">
            <text:p>98.7%</text:p>
          </table:table-cell>
          <table:table-cell table:formula="of:=[.E34]/([.E34]+[.F34])" office:value-type="percentage" office:value="0.975345018910448" calcext:value-type="percentage">
            <text:p>97.5%</text:p>
          </table:table-cell>
          <table:table-cell table:formula="of:=[.H34]/([.H34]+[.G34])" office:value-type="percentage" office:value="0.998658421473438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2393" calcext:value-type="float">
            <text:p>2.12393</text:p>
          </table:table-cell>
          <table:table-cell office:value-type="float" office:value="1682777" calcext:value-type="float">
            <text:p>1682777</text:p>
          </table:table-cell>
          <table:table-cell office:value-type="float" office:value="18165" calcext:value-type="float">
            <text:p>18165</text:p>
          </table:table-cell>
          <table:table-cell office:value-type="float" office:value="20206" calcext:value-type="float">
            <text:p>20206</text:p>
          </table:table-cell>
          <table:table-cell table:formula="of:=[.E35]+[.G35]-[.F35]" office:value-type="float" office:value="1684818" calcext:value-type="float">
            <text:p>1684818</text:p>
          </table:table-cell>
          <table:table-cell table:formula="of:=2*[.E35]/(2*[.E35]+[.F35]+[.G35])" office:value-type="percentage" office:value="0.988727424957953" calcext:value-type="percentage">
            <text:p>98.9%</text:p>
          </table:table-cell>
          <table:table-cell table:formula="of:=[.E35]/([.E35]+[.F35])" office:value-type="percentage" office:value="0.989320623513324" calcext:value-type="percentage">
            <text:p>98.9%</text:p>
          </table:table-cell>
          <table:table-cell table:formula="of:=[.H35]/([.H35]+[.G35])" office:value-type="percentage" office:value="0.988149140422657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325" calcext:value-type="float">
            <text:p>2.2325</text:p>
          </table:table-cell>
          <table:table-cell office:value-type="float" office:value="1680750" calcext:value-type="float">
            <text:p>1680750</text:p>
          </table:table-cell>
          <table:table-cell office:value-type="float" office:value="19090" calcext:value-type="float">
            <text:p>19090</text:p>
          </table:table-cell>
          <table:table-cell office:value-type="float" office:value="22233" calcext:value-type="float">
            <text:p>22233</text:p>
          </table:table-cell>
          <table:table-cell table:formula="of:=[.E36]+[.G36]-[.F36]" office:value-type="float" office:value="1683893" calcext:value-type="float">
            <text:p>1683893</text:p>
          </table:table-cell>
          <table:table-cell table:formula="of:=2*[.E36]/(2*[.E36]+[.F36]+[.G36])" office:value-type="percentage" office:value="0.987856259347019" calcext:value-type="percentage">
            <text:p>98.8%</text:p>
          </table:table-cell>
          <table:table-cell table:formula="of:=[.E36]/([.E36]+[.F36])" office:value-type="percentage" office:value="0.98876953125" calcext:value-type="percentage">
            <text:p>98.9%</text:p>
          </table:table-cell>
          <table:table-cell table:formula="of:=[.H36]/([.H36]+[.G36])" office:value-type="percentage" office:value="0.986968723294762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9399" calcext:value-type="float">
            <text:p>2.19399</text:p>
          </table:table-cell>
          <table:table-cell office:value-type="float" office:value="1585951" calcext:value-type="float">
            <text:p>1585951</text:p>
          </table:table-cell>
          <table:table-cell office:value-type="float" office:value="66551" calcext:value-type="float">
            <text:p>66551</text:p>
          </table:table-cell>
          <table:table-cell office:value-type="float" office:value="117032" calcext:value-type="float">
            <text:p>117032</text:p>
          </table:table-cell>
          <table:table-cell table:formula="of:=[.E37]+[.G37]-[.F37]" office:value-type="float" office:value="1636432" calcext:value-type="float">
            <text:p>1636432</text:p>
          </table:table-cell>
          <table:table-cell table:formula="of:=2*[.E37]/(2*[.E37]+[.F37]+[.G37])" office:value-type="percentage" office:value="0.945288684050145" calcext:value-type="percentage">
            <text:p>94.5%</text:p>
          </table:table-cell>
          <table:table-cell table:formula="of:=[.E37]/([.E37]+[.F37])" office:value-type="percentage" office:value="0.959727128923293" calcext:value-type="percentage">
            <text:p>96.0%</text:p>
          </table:table-cell>
          <table:table-cell table:formula="of:=[.H37]/([.H37]+[.G37])" office:value-type="percentage" office:value="0.933256685053129" calcext:value-type="percentage">
            <text:p>93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.11045" calcext:value-type="float">
            <text:p>3.11045</text:p>
          </table:table-cell>
          <table:table-cell office:value-type="float" office:value="1698935" calcext:value-type="float">
            <text:p>1698935</text:p>
          </table:table-cell>
          <table:table-cell office:value-type="float" office:value="45666" calcext:value-type="float">
            <text:p>45666</text:p>
          </table:table-cell>
          <table:table-cell office:value-type="float" office:value="4048" calcext:value-type="float">
            <text:p>4048</text:p>
          </table:table-cell>
          <table:table-cell table:formula="of:=[.E38]+[.G38]-[.F38]" office:value-type="float" office:value="1657317" calcext:value-type="float">
            <text:p>1657317</text:p>
          </table:table-cell>
          <table:table-cell table:formula="of:=2*[.E38]/(2*[.E38]+[.F38]+[.G38])" office:value-type="percentage" office:value="0.985580046780586" calcext:value-type="percentage">
            <text:p>98.6%</text:p>
          </table:table-cell>
          <table:table-cell table:formula="of:=[.E38]/([.E38]+[.F38])" office:value-type="percentage" office:value="0.973824387352753" calcext:value-type="percentage">
            <text:p>97.4%</text:p>
          </table:table-cell>
          <table:table-cell table:formula="of:=[.H38]/([.H38]+[.G38])" office:value-type="percentage" office:value="0.997563449332326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7033" calcext:value-type="float">
            <text:p>2.17033</text:p>
          </table:table-cell>
          <table:table-cell office:value-type="float" office:value="1674716" calcext:value-type="float">
            <text:p>1674716</text:p>
          </table:table-cell>
          <table:table-cell office:value-type="float" office:value="19385" calcext:value-type="float">
            <text:p>19385</text:p>
          </table:table-cell>
          <table:table-cell office:value-type="float" office:value="28267" calcext:value-type="float">
            <text:p>28267</text:p>
          </table:table-cell>
          <table:table-cell table:formula="of:=[.E39]+[.G39]-[.F39]" office:value-type="float" office:value="1683598" calcext:value-type="float">
            <text:p>1683598</text:p>
          </table:table-cell>
          <table:table-cell table:formula="of:=2*[.E39]/(2*[.E39]+[.F39]+[.G39])" office:value-type="percentage" office:value="0.985972675388657" calcext:value-type="percentage">
            <text:p>98.6%</text:p>
          </table:table-cell>
          <table:table-cell table:formula="of:=[.E39]/([.E39]+[.F39])" office:value-type="percentage" office:value="0.988557352837877" calcext:value-type="percentage">
            <text:p>98.9%</text:p>
          </table:table-cell>
          <table:table-cell table:formula="of:=[.H39]/([.H39]+[.G39])" office:value-type="percentage" office:value="0.983487599781525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9276" calcext:value-type="float">
            <text:p>2.09276</text:p>
          </table:table-cell>
          <table:table-cell office:value-type="float" office:value="1672562" calcext:value-type="float">
            <text:p>1672562</text:p>
          </table:table-cell>
          <table:table-cell office:value-type="float" office:value="21360" calcext:value-type="float">
            <text:p>21360</text:p>
          </table:table-cell>
          <table:table-cell office:value-type="float" office:value="30421" calcext:value-type="float">
            <text:p>30421</text:p>
          </table:table-cell>
          <table:table-cell table:formula="of:=[.E40]+[.G40]-[.F40]" office:value-type="float" office:value="1681623" calcext:value-type="float">
            <text:p>1681623</text:p>
          </table:table-cell>
          <table:table-cell table:formula="of:=2*[.E40]/(2*[.E40]+[.F40]+[.G40])" office:value-type="percentage" office:value="0.984756417974598" calcext:value-type="percentage">
            <text:p>98.5%</text:p>
          </table:table-cell>
          <table:table-cell table:formula="of:=[.E40]/([.E40]+[.F40])" office:value-type="percentage" office:value="0.987390210411105" calcext:value-type="percentage">
            <text:p>98.7%</text:p>
          </table:table-cell>
          <table:table-cell table:formula="of:=[.H40]/([.H40]+[.G40])" office:value-type="percentage" office:value="0.982231180974321" calcext:value-type="percentage">
            <text:p>98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1419" calcext:value-type="float">
            <text:p>2.01419</text:p>
          </table:table-cell>
          <table:table-cell office:value-type="float" office:value="1496171" calcext:value-type="float">
            <text:p>1496171</text:p>
          </table:table-cell>
          <table:table-cell office:value-type="float" office:value="59898" calcext:value-type="float">
            <text:p>59898</text:p>
          </table:table-cell>
          <table:table-cell office:value-type="float" office:value="206812" calcext:value-type="float">
            <text:p>206812</text:p>
          </table:table-cell>
          <table:table-cell table:formula="of:=[.E41]+[.G41]-[.F41]" office:value-type="float" office:value="1643085" calcext:value-type="float">
            <text:p>1643085</text:p>
          </table:table-cell>
          <table:table-cell table:formula="of:=2*[.E41]/(2*[.E41]+[.F41]+[.G41])" office:value-type="percentage" office:value="0.918163318658309" calcext:value-type="percentage">
            <text:p>91.8%</text:p>
          </table:table-cell>
          <table:table-cell table:formula="of:=[.E41]/([.E41]+[.F41])" office:value-type="percentage" office:value="0.961506848346699" calcext:value-type="percentage">
            <text:p>96.2%</text:p>
          </table:table-cell>
          <table:table-cell table:formula="of:=[.H41]/([.H41]+[.G41])" office:value-type="percentage" office:value="0.888203505384354" calcext:value-type="percentage">
            <text:p>8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.17999" calcext:value-type="float">
            <text:p>3.17999</text:p>
          </table:table-cell>
          <table:table-cell office:value-type="float" office:value="1696921" calcext:value-type="float">
            <text:p>1696921</text:p>
          </table:table-cell>
          <table:table-cell office:value-type="float" office:value="56102" calcext:value-type="float">
            <text:p>56102</text:p>
          </table:table-cell>
          <table:table-cell office:value-type="float" office:value="6062" calcext:value-type="float">
            <text:p>6062</text:p>
          </table:table-cell>
          <table:table-cell table:formula="of:=[.E42]+[.G42]-[.F42]" office:value-type="float" office:value="1646881" calcext:value-type="float">
            <text:p>1646881</text:p>
          </table:table-cell>
          <table:table-cell table:formula="of:=2*[.E42]/(2*[.E42]+[.F42]+[.G42])" office:value-type="percentage" office:value="0.982012762709324" calcext:value-type="percentage">
            <text:p>98.2%</text:p>
          </table:table-cell>
          <table:table-cell table:formula="of:=[.E42]/([.E42]+[.F42])" office:value-type="percentage" office:value="0.967996997187145" calcext:value-type="percentage">
            <text:p>96.8%</text:p>
          </table:table-cell>
          <table:table-cell table:formula="of:=[.H42]/([.H42]+[.G42])" office:value-type="percentage" office:value="0.996332601910653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1666716" calcext:value-type="float">
            <text:p>1666716</text:p>
          </table:table-cell>
          <table:table-cell office:value-type="float" office:value="23224" calcext:value-type="float">
            <text:p>23224</text:p>
          </table:table-cell>
          <table:table-cell office:value-type="float" office:value="36267" calcext:value-type="float">
            <text:p>36267</text:p>
          </table:table-cell>
          <table:table-cell table:formula="of:=[.E43]+[.G43]-[.F43]" office:value-type="float" office:value="1679759" calcext:value-type="float">
            <text:p>1679759</text:p>
          </table:table-cell>
          <table:table-cell table:formula="of:=2*[.E43]/(2*[.E43]+[.F43]+[.G43])" office:value-type="percentage" office:value="0.982466150867556" calcext:value-type="percentage">
            <text:p>98.2%</text:p>
          </table:table-cell>
          <table:table-cell table:formula="of:=[.E43]/([.E43]+[.F43])" office:value-type="percentage" office:value="0.986257500266282" calcext:value-type="percentage">
            <text:p>98.6%</text:p>
          </table:table-cell>
          <table:table-cell table:formula="of:=[.H43]/([.H43]+[.G43])" office:value-type="percentage" office:value="0.978865704831978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394" calcext:value-type="float">
            <text:p>2.14394</text:p>
          </table:table-cell>
          <table:table-cell office:value-type="float" office:value="1661795" calcext:value-type="float">
            <text:p>1661795</text:p>
          </table:table-cell>
          <table:table-cell office:value-type="float" office:value="27094" calcext:value-type="float">
            <text:p>27094</text:p>
          </table:table-cell>
          <table:table-cell office:value-type="float" office:value="41188" calcext:value-type="float">
            <text:p>41188</text:p>
          </table:table-cell>
          <table:table-cell table:formula="of:=[.E44]+[.G44]-[.F44]" office:value-type="float" office:value="1675889" calcext:value-type="float">
            <text:p>1675889</text:p>
          </table:table-cell>
          <table:table-cell table:formula="of:=2*[.E44]/(2*[.E44]+[.F44]+[.G44])" office:value-type="percentage" office:value="0.979868933733348" calcext:value-type="percentage">
            <text:p>98.0%</text:p>
          </table:table-cell>
          <table:table-cell table:formula="of:=[.E44]/([.E44]+[.F44])" office:value-type="percentage" office:value="0.983957501055428" calcext:value-type="percentage">
            <text:p>98.4%</text:p>
          </table:table-cell>
          <table:table-cell table:formula="of:=[.H44]/([.H44]+[.G44])" office:value-type="percentage" office:value="0.976012723948897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90811" calcext:value-type="float">
            <text:p>1.90811</text:p>
          </table:table-cell>
          <table:table-cell office:value-type="float" office:value="1474282" calcext:value-type="float">
            <text:p>1474282</text:p>
          </table:table-cell>
          <table:table-cell office:value-type="float" office:value="63560" calcext:value-type="float">
            <text:p>63560</text:p>
          </table:table-cell>
          <table:table-cell office:value-type="float" office:value="228701" calcext:value-type="float">
            <text:p>228701</text:p>
          </table:table-cell>
          <table:table-cell table:formula="of:=[.E45]+[.G45]-[.F45]" office:value-type="float" office:value="1639423" calcext:value-type="float">
            <text:p>1639423</text:p>
          </table:table-cell>
          <table:table-cell table:formula="of:=2*[.E45]/(2*[.E45]+[.F45]+[.G45])" office:value-type="percentage" office:value="0.909818950421575" calcext:value-type="percentage">
            <text:p>91.0%</text:p>
          </table:table-cell>
          <table:table-cell table:formula="of:=[.E45]/([.E45]+[.F45])" office:value-type="percentage" office:value="0.958669356149721" calcext:value-type="percentage">
            <text:p>95.9%</text:p>
          </table:table-cell>
          <table:table-cell table:formula="of:=[.H45]/([.H45]+[.G45])" office:value-type="percentage" office:value="0.877577184383906" calcext:value-type="percentage">
            <text:p>87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985" calcext:value-type="float">
            <text:p>2.985</text:p>
          </table:table-cell>
          <table:table-cell office:value-type="float" office:value="1695101" calcext:value-type="float">
            <text:p>1695101</text:p>
          </table:table-cell>
          <table:table-cell office:value-type="float" office:value="64518" calcext:value-type="float">
            <text:p>64518</text:p>
          </table:table-cell>
          <table:table-cell office:value-type="float" office:value="7882" calcext:value-type="float">
            <text:p>7882</text:p>
          </table:table-cell>
          <table:table-cell table:formula="of:=[.E46]+[.G46]-[.F46]" office:value-type="float" office:value="1638465" calcext:value-type="float">
            <text:p>1638465</text:p>
          </table:table-cell>
          <table:table-cell table:formula="of:=2*[.E46]/(2*[.E46]+[.F46]+[.G46])" office:value-type="percentage" office:value="0.979090868658887" calcext:value-type="percentage">
            <text:p>97.9%</text:p>
          </table:table-cell>
          <table:table-cell table:formula="of:=[.E46]/([.E46]+[.F46])" office:value-type="percentage" office:value="0.96333410812227" calcext:value-type="percentage">
            <text:p>96.3%</text:p>
          </table:table-cell>
          <table:table-cell table:formula="of:=[.H46]/([.H46]+[.G46])" office:value-type="percentage" office:value="0.995212430915232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1660052" calcext:value-type="float">
            <text:p>1660052</text:p>
          </table:table-cell>
          <table:table-cell office:value-type="float" office:value="28336" calcext:value-type="float">
            <text:p>28336</text:p>
          </table:table-cell>
          <table:table-cell office:value-type="float" office:value="42931" calcext:value-type="float">
            <text:p>42931</text:p>
          </table:table-cell>
          <table:table-cell table:formula="of:=[.E47]+[.G47]-[.F47]" office:value-type="float" office:value="1674647" calcext:value-type="float">
            <text:p>1674647</text:p>
          </table:table-cell>
          <table:table-cell table:formula="of:=2*[.E47]/(2*[.E47]+[.F47]+[.G47])" office:value-type="percentage" office:value="0.978985784805024" calcext:value-type="percentage">
            <text:p>97.9%</text:p>
          </table:table-cell>
          <table:table-cell table:formula="of:=[.E47]/([.E47]+[.F47])" office:value-type="percentage" office:value="0.983217127816592" calcext:value-type="percentage">
            <text:p>98.3%</text:p>
          </table:table-cell>
          <table:table-cell table:formula="of:=[.H47]/([.H47]+[.G47])" office:value-type="percentage" office:value="0.975004919718348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607" calcext:value-type="float">
            <text:p>2.05607</text:p>
          </table:table-cell>
          <table:table-cell office:value-type="float" office:value="1655504" calcext:value-type="float">
            <text:p>1655504</text:p>
          </table:table-cell>
          <table:table-cell office:value-type="float" office:value="31693" calcext:value-type="float">
            <text:p>31693</text:p>
          </table:table-cell>
          <table:table-cell office:value-type="float" office:value="47479" calcext:value-type="float">
            <text:p>47479</text:p>
          </table:table-cell>
          <table:table-cell table:formula="of:=[.E48]+[.G48]-[.F48]" office:value-type="float" office:value="1671290" calcext:value-type="float">
            <text:p>1671290</text:p>
          </table:table-cell>
          <table:table-cell table:formula="of:=2*[.E48]/(2*[.E48]+[.F48]+[.G48])" office:value-type="percentage" office:value="0.976646667728557" calcext:value-type="percentage">
            <text:p>97.7%</text:p>
          </table:table-cell>
          <table:table-cell table:formula="of:=[.E48]/([.E48]+[.F48])" office:value-type="percentage" office:value="0.981215590117811" calcext:value-type="percentage">
            <text:p>98.1%</text:p>
          </table:table-cell>
          <table:table-cell table:formula="of:=[.H48]/([.H48]+[.G48])" office:value-type="percentage" office:value="0.97237615991445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1389770" calcext:value-type="float">
            <text:p>1389770</text:p>
          </table:table-cell>
          <table:table-cell office:value-type="float" office:value="70209" calcext:value-type="float">
            <text:p>70209</text:p>
          </table:table-cell>
          <table:table-cell office:value-type="float" office:value="313213" calcext:value-type="float">
            <text:p>313213</text:p>
          </table:table-cell>
          <table:table-cell table:formula="of:=[.E49]+[.G49]-[.F49]" office:value-type="float" office:value="1632774" calcext:value-type="float">
            <text:p>1632774</text:p>
          </table:table-cell>
          <table:table-cell table:formula="of:=2*[.E49]/(2*[.E49]+[.F49]+[.G49])" office:value-type="percentage" office:value="0.878777550915882" calcext:value-type="percentage">
            <text:p>87.9%</text:p>
          </table:table-cell>
          <table:table-cell table:formula="of:=[.E49]/([.E49]+[.F49])" office:value-type="percentage" office:value="0.951910952143832" calcext:value-type="percentage">
            <text:p>95.2%</text:p>
          </table:table-cell>
          <table:table-cell table:formula="of:=[.H49]/([.H49]+[.G49])" office:value-type="percentage" office:value="0.839046715111663" calcext:value-type="percentage">
            <text:p>83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85874" calcext:value-type="float">
            <text:p>2.85874</text:p>
          </table:table-cell>
          <table:table-cell office:value-type="float" office:value="1693632" calcext:value-type="float">
            <text:p>1693632</text:p>
          </table:table-cell>
          <table:table-cell office:value-type="float" office:value="82643" calcext:value-type="float">
            <text:p>82643</text:p>
          </table:table-cell>
          <table:table-cell office:value-type="float" office:value="9351" calcext:value-type="float">
            <text:p>9351</text:p>
          </table:table-cell>
          <table:table-cell table:formula="of:=[.E50]+[.G50]-[.F50]" office:value-type="float" office:value="1620340" calcext:value-type="float">
            <text:p>1620340</text:p>
          </table:table-cell>
          <table:table-cell table:formula="of:=2*[.E50]/(2*[.E50]+[.F50]+[.G50])" office:value-type="percentage" office:value="0.973559304886272" calcext:value-type="percentage">
            <text:p>97.4%</text:p>
          </table:table-cell>
          <table:table-cell table:formula="of:=[.E50]/([.E50]+[.F50])" office:value-type="percentage" office:value="0.953473983476658" calcext:value-type="percentage">
            <text:p>95.3%</text:p>
          </table:table-cell>
          <table:table-cell table:formula="of:=[.H50]/([.H50]+[.G50])" office:value-type="percentage" office:value="0.99426210244764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6611" calcext:value-type="float">
            <text:p>1.96611</text:p>
          </table:table-cell>
          <table:table-cell office:value-type="float" office:value="1656161" calcext:value-type="float">
            <text:p>1656161</text:p>
          </table:table-cell>
          <table:table-cell office:value-type="float" office:value="33710" calcext:value-type="float">
            <text:p>33710</text:p>
          </table:table-cell>
          <table:table-cell office:value-type="float" office:value="46822" calcext:value-type="float">
            <text:p>46822</text:p>
          </table:table-cell>
          <table:table-cell table:formula="of:=[.E51]+[.G51]-[.F51]" office:value-type="float" office:value="1669273" calcext:value-type="float">
            <text:p>1669273</text:p>
          </table:table-cell>
          <table:table-cell table:formula="of:=2*[.E51]/(2*[.E51]+[.F51]+[.G51])" office:value-type="percentage" office:value="0.976264230644761" calcext:value-type="percentage">
            <text:p>97.6%</text:p>
          </table:table-cell>
          <table:table-cell table:formula="of:=[.E51]/([.E51]+[.F51])" office:value-type="percentage" office:value="0.980051731759406" calcext:value-type="percentage">
            <text:p>98.0%</text:p>
          </table:table-cell>
          <table:table-cell table:formula="of:=[.H51]/([.H51]+[.G51])" office:value-type="percentage" office:value="0.972715962694373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91816" calcext:value-type="float">
            <text:p>1.91816</text:p>
          </table:table-cell>
          <table:table-cell office:value-type="float" office:value="1645275" calcext:value-type="float">
            <text:p>1645275</text:p>
          </table:table-cell>
          <table:table-cell office:value-type="float" office:value="38651" calcext:value-type="float">
            <text:p>38651</text:p>
          </table:table-cell>
          <table:table-cell office:value-type="float" office:value="57708" calcext:value-type="float">
            <text:p>57708</text:p>
          </table:table-cell>
          <table:table-cell table:formula="of:=[.E52]+[.G52]-[.F52]" office:value-type="float" office:value="1664332" calcext:value-type="float">
            <text:p>1664332</text:p>
          </table:table-cell>
          <table:table-cell table:formula="of:=2*[.E52]/(2*[.E52]+[.F52]+[.G52])" office:value-type="percentage" office:value="0.97154957514359" calcext:value-type="percentage">
            <text:p>97.2%</text:p>
          </table:table-cell>
          <table:table-cell table:formula="of:=[.E52]/([.E52]+[.F52])" office:value-type="percentage" office:value="0.97704709114296" calcext:value-type="percentage">
            <text:p>97.7%</text:p>
          </table:table-cell>
          <table:table-cell table:formula="of:=[.H52]/([.H52]+[.G52])" office:value-type="percentage" office:value="0.96648858330816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82724" calcext:value-type="float">
            <text:p>1.82724</text:p>
          </table:table-cell>
          <table:table-cell office:value-type="float" office:value="1296856" calcext:value-type="float">
            <text:p>1296856</text:p>
          </table:table-cell>
          <table:table-cell office:value-type="float" office:value="72242" calcext:value-type="float">
            <text:p>72242</text:p>
          </table:table-cell>
          <table:table-cell office:value-type="float" office:value="406127" calcext:value-type="float">
            <text:p>406127</text:p>
          </table:table-cell>
          <table:table-cell table:formula="of:=[.E53]+[.G53]-[.F53]" office:value-type="float" office:value="1630741" calcext:value-type="float">
            <text:p>1630741</text:p>
          </table:table-cell>
          <table:table-cell table:formula="of:=2*[.E53]/(2*[.E53]+[.F53]+[.G53])" office:value-type="percentage" office:value="0.844285030244971" calcext:value-type="percentage">
            <text:p>84.4%</text:p>
          </table:table-cell>
          <table:table-cell table:formula="of:=[.E53]/([.E53]+[.F53])" office:value-type="percentage" office:value="0.947233872228285" calcext:value-type="percentage">
            <text:p>94.7%</text:p>
          </table:table-cell>
          <table:table-cell table:formula="of:=[.H53]/([.H53]+[.G53])" office:value-type="percentage" office:value="0.800612018059099" calcext:value-type="percentage">
            <text:p>80.1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81482" calcext:value-type="float">
            <text:p>2.81482</text:p>
          </table:table-cell>
          <table:table-cell office:value-type="float" office:value="1690812" calcext:value-type="float">
            <text:p>1690812</text:p>
          </table:table-cell>
          <table:table-cell office:value-type="float" office:value="77976" calcext:value-type="float">
            <text:p>77976</text:p>
          </table:table-cell>
          <table:table-cell office:value-type="float" office:value="12171" calcext:value-type="float">
            <text:p>12171</text:p>
          </table:table-cell>
          <table:table-cell table:formula="of:=[.E54]+[.G54]-[.F54]" office:value-type="float" office:value="1625007" calcext:value-type="float">
            <text:p>1625007</text:p>
          </table:table-cell>
          <table:table-cell table:formula="of:=2*[.E54]/(2*[.E54]+[.F54]+[.G54])" office:value-type="percentage" office:value="0.974034289704016" calcext:value-type="percentage">
            <text:p>97.4%</text:p>
          </table:table-cell>
          <table:table-cell table:formula="of:=[.E54]/([.E54]+[.F54])" office:value-type="percentage" office:value="0.95591557608939" calcext:value-type="percentage">
            <text:p>95.6%</text:p>
          </table:table-cell>
          <table:table-cell table:formula="of:=[.H54]/([.H54]+[.G54])" office:value-type="percentage" office:value="0.992565866387161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8723" calcext:value-type="float">
            <text:p>1.88723</text:p>
          </table:table-cell>
          <table:table-cell office:value-type="float" office:value="1646705" calcext:value-type="float">
            <text:p>1646705</text:p>
          </table:table-cell>
          <table:table-cell office:value-type="float" office:value="33111" calcext:value-type="float">
            <text:p>33111</text:p>
          </table:table-cell>
          <table:table-cell office:value-type="float" office:value="56278" calcext:value-type="float">
            <text:p>56278</text:p>
          </table:table-cell>
          <table:table-cell table:formula="of:=[.E55]+[.G55]-[.F55]" office:value-type="float" office:value="1669872" calcext:value-type="float">
            <text:p>1669872</text:p>
          </table:table-cell>
          <table:table-cell table:formula="of:=2*[.E55]/(2*[.E55]+[.F55]+[.G55])" office:value-type="percentage" office:value="0.973575432652073" calcext:value-type="percentage">
            <text:p>97.4%</text:p>
          </table:table-cell>
          <table:table-cell table:formula="of:=[.E55]/([.E55]+[.F55])" office:value-type="percentage" office:value="0.980288912595189" calcext:value-type="percentage">
            <text:p>98.0%</text:p>
          </table:table-cell>
          <table:table-cell table:formula="of:=[.H55]/([.H55]+[.G55])" office:value-type="percentage" office:value="0.967396807925151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94936" calcext:value-type="float">
            <text:p>1.94936</text:p>
          </table:table-cell>
          <table:table-cell office:value-type="float" office:value="1638867" calcext:value-type="float">
            <text:p>1638867</text:p>
          </table:table-cell>
          <table:table-cell office:value-type="float" office:value="41427" calcext:value-type="float">
            <text:p>41427</text:p>
          </table:table-cell>
          <table:table-cell office:value-type="float" office:value="64116" calcext:value-type="float">
            <text:p>64116</text:p>
          </table:table-cell>
          <table:table-cell table:formula="of:=[.E56]+[.G56]-[.F56]" office:value-type="float" office:value="1661556" calcext:value-type="float">
            <text:p>1661556</text:p>
          </table:table-cell>
          <table:table-cell table:formula="of:=2*[.E56]/(2*[.E56]+[.F56]+[.G56])" office:value-type="percentage" office:value="0.96880450521787" calcext:value-type="percentage">
            <text:p>96.9%</text:p>
          </table:table-cell>
          <table:table-cell table:formula="of:=[.E56]/([.E56]+[.F56])" office:value-type="percentage" office:value="0.975345385986024" calcext:value-type="percentage">
            <text:p>97.5%</text:p>
          </table:table-cell>
          <table:table-cell table:formula="of:=[.H56]/([.H56]+[.G56])" office:value-type="percentage" office:value="0.962845778340264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82876" calcext:value-type="float">
            <text:p>1.82876</text:p>
          </table:table-cell>
          <table:table-cell office:value-type="float" office:value="1181599" calcext:value-type="float">
            <text:p>1181599</text:p>
          </table:table-cell>
          <table:table-cell office:value-type="float" office:value="60347" calcext:value-type="float">
            <text:p>60347</text:p>
          </table:table-cell>
          <table:table-cell office:value-type="float" office:value="521384" calcext:value-type="float">
            <text:p>521384</text:p>
          </table:table-cell>
          <table:table-cell table:formula="of:=[.E57]+[.G57]-[.F57]" office:value-type="float" office:value="1642636" calcext:value-type="float">
            <text:p>1642636</text:p>
          </table:table-cell>
          <table:table-cell table:formula="of:=2*[.E57]/(2*[.E57]+[.F57]+[.G57])" office:value-type="percentage" office:value="0.80246348893301" calcext:value-type="percentage">
            <text:p>80.2%</text:p>
          </table:table-cell>
          <table:table-cell table:formula="of:=[.E57]/([.E57]+[.F57])" office:value-type="percentage" office:value="0.951409320534065" calcext:value-type="percentage">
            <text:p>95.1%</text:p>
          </table:table-cell>
          <table:table-cell table:formula="of:=[.H57]/([.H57]+[.G57])" office:value-type="percentage" office:value="0.759066921747488" calcext:value-type="percentage">
            <text:p>75.9%</text:p>
          </table:table-cell>
        </table:table-row>
      </table:table>
      <table:table table:name="Pivot" table:style-name="ta1">
        <table:shapes>
          <draw:frame draw:z-index="0" draw:style-name="gr1" draw:text-style-name="P1" svg:width="323.66pt" svg:height="254.78pt" svg:x="2.49pt" svg:y="181.02pt">
            <loext:p draw:notify-on-update-of-ranges="Pivot.A6:Pivot.A12 Pivot.A6:Pivot.A12 Pivot.B5:Pivot.B5 Pivot.B6:Pivot.B12 Pivot.A6:Pivot.A12 Pivot.C5:Pivot.C5 Pivot.C6:Pivot.C12 Pivot.A6:Pivot.A12 Pivot.D5:Pivot.D5 Pivot.D6:Pivot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0" table:default-cell-style-name="ce11"/>
        <table:table-column table:style-name="co11" table:default-cell-style-name="ce16"/>
        <table:table-column table:style-name="co11" table:default-cell-style-name="ce21"/>
        <table:table-row table:style-name="ro1">
          <table:table-cell table:style-name="Pivot_20_Table_20_Field" office:value-type="string" calcext:value-type="string">
            <text:p>Image</text:p>
          </table:table-cell>
          <table:table-cell table:style-name="ce7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<text:s/>axis</text:p>
          </table:table-cell>
          <table:table-cell table:style-name="ce7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/>
          <table:table-cell table:style-name="ce8" office:value-type="string" calcext:value-type="string">
            <text:p>Data</text:p>
          </table:table-cell>
          <table:table-cell table:style-name="ce13"/>
          <table:table-cell table:style-name="ce18"/>
        </table:table-row>
        <table:table-row table:style-name="ro1">
          <table:table-cell table:style-name="ce3" office:value-type="string" calcext:value-type="string">
            <text:p><text:s/>nth</text:p>
          </table:table-cell>
          <table:table-cell table:style-name="ce9" office:value-type="string" calcext:value-type="string">
            <text:p>Average - Dice</text:p>
          </table:table-cell>
          <table:table-cell table:style-name="ce14" office:value-type="string" calcext:value-type="string">
            <text:p>Average - PPV</text:p>
          </table:table-cell>
          <table:table-cell table:style-name="ce19" office:value-type="string" calcext:value-type="string">
            <text:p>Average - NPV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percentage" office:value="0.987377370724707" calcext:value-type="percentage">
            <text:p>98.7%</text:p>
          </table:table-cell>
          <table:table-cell table:style-name="ce15" office:value-type="percentage" office:value="0.985272106692045" calcext:value-type="percentage">
            <text:p>98.5%</text:p>
          </table:table-cell>
          <table:table-cell table:style-name="ce20" office:value-type="percentage" office:value="0.989577905015194" calcext:value-type="percentage">
            <text:p>99.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77749544713696" calcext:value-type="percentage">
            <text:p>97.8%</text:p>
          </table:table-cell>
          <table:table-cell office:value-type="percentage" office:value="0.977601595381533" calcext:value-type="percentage">
            <text:p>97.8%</text:p>
          </table:table-cell>
          <table:table-cell office:value-type="percentage" office:value="0.978368353856868" calcext:value-type="percentage">
            <text:p>97.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70414443738609" calcext:value-type="percentage">
            <text:p>97.0%</text:p>
          </table:table-cell>
          <table:table-cell office:value-type="percentage" office:value="0.975883198481024" calcext:value-type="percentage">
            <text:p>97.6%</text:p>
          </table:table-cell>
          <table:table-cell office:value-type="percentage" office:value="0.967269725159272" calcext:value-type="percentage">
            <text:p>96.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63755910815582" calcext:value-type="percentage">
            <text:p>96.4%</text:p>
          </table:table-cell>
          <table:table-cell office:value-type="percentage" office:value="0.97110351019054" calcext:value-type="percentage">
            <text:p>97.1%</text:p>
          </table:table-cell>
          <table:table-cell office:value-type="percentage" office:value="0.959747494679533" calcext:value-type="percentage">
            <text:p>96.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53206879106262" calcext:value-type="percentage">
            <text:p>95.3%</text:p>
          </table:table-cell>
          <table:table-cell office:value-type="percentage" office:value="0.967962646526421" calcext:value-type="percentage">
            <text:p>96.8%</text:p>
          </table:table-cell>
          <table:table-cell office:value-type="percentage" office:value="0.946345441424213" calcext:value-type="percentage">
            <text:p>94.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4329584100131" calcext:value-type="percentage">
            <text:p>94.3%</text:p>
          </table:table-cell>
          <table:table-cell office:value-type="percentage" office:value="0.962334615107963" calcext:value-type="percentage">
            <text:p>96.2%</text:p>
          </table:table-cell>
          <table:table-cell office:value-type="percentage" office:value="0.936729442668969" calcext:value-type="percentage">
            <text:p>93.7%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2" office:value-type="percentage" office:value="0.934274092252548" calcext:value-type="percentage">
            <text:p>93.4%</text:p>
          </table:table-cell>
          <table:table-cell table:style-name="ce17" office:value-type="percentage" office:value="0.961280947412061" calcext:value-type="percentage">
            <text:p>96.1%</text:p>
          </table:table-cell>
          <table:table-cell table:style-name="ce22" office:value-type="percentage" office:value="0.926916678935303" calcext:value-type="percentage">
            <text:p>92.7%</text:p>
          </table:table-cell>
        </table:table-row>
      </table:table>
      <table:named-expressions/>
      <table:database-ranges>
        <table:database-range table:name="__Anonymous_Sheet_DB__0" table:target-range-address="c2l.A1:c2l.K29">
          <table:sort>
            <table:sort-by table:field-number="0" table:data-type="automatic"/>
          </table:sort>
        </table:database-range>
        <table:database-range table:name="__Anonymous_Sheet_DB__1" table:target-range-address="c10l.A1:c10l.K2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Pivot.A1:Pivot.D12" table:buttons="Pivot.A1 Pivot.A2 Pivot.A5 Pivot.B4" table:grand-total="none" table:show-filter-button="false" table:drill-down-on-double-click="false">
          <table:source-cell-range table:cell-range-address="both.A1:both.K57"/>
          <table:data-pilot-field table:source-field-name="Image" table:orientation="page" table:used-hierarchy="0" table:function="auto" loext:ignore-selected-page="true" table:selected-page="c10l">
            <table:data-pilot-level table:show-empty="false" calcext:repeat-item-labels="false">
              <table:data-pilot-members>
                <table:data-pilot-member table:name="c10l" table:display="true" table:show-details="true"/>
                <table:data-pilot-member table:name="c2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xis" table:orientation="page" table:used-hierarchy="0" table:function="auto" loext:ignore-selected-page="true" table:selected-page="-1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th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ce" table:orientation="data" table:used-hierarchy="0" table:function="average">
            <table:data-pilot-level table:show-empty="false" calcext:repeat-item-labels="false">
              <table:data-pilot-members>
                <table:data-pilot-member table:name="80.2%" table:display="true" table:show-details="true"/>
                <table:data-pilot-member table:name="84.4%" table:display="true" table:show-details="true"/>
                <table:data-pilot-member table:name="85.9%" table:display="true" table:show-details="true"/>
                <table:data-pilot-member table:name="87.5%" table:display="true" table:show-details="true"/>
                <table:data-pilot-member table:name="87.9%" table:display="true" table:show-details="true"/>
                <table:data-pilot-member table:name="89.1%" table:display="true" table:show-details="true"/>
                <table:data-pilot-member table:name="91.0%" table:display="true" table:show-details="true"/>
                <table:data-pilot-member table:name="91.8%" table:display="true" table:show-details="true"/>
                <table:data-pilot-member table:name="92.2%" table:display="true" table:show-details="true"/>
                <table:data-pilot-member table:name="94.1%" table:display="true" table:show-details="true"/>
                <table:data-pilot-member table:name="94.5%" table:display="true" table:show-details="true"/>
                <table:data-pilot-member table:name="95.6%" table:display="true" table:show-details="true"/>
                <table:data-pilot-member table:name="96.3%" table:display="true" table:show-details="true"/>
                <table:data-pilot-member table:name="96.6%" table:display="true" table:show-details="true"/>
                <table:data-pilot-member table:name="96.7%" table:display="true" table:show-details="true"/>
                <table:data-pilot-member table:name="96.9%" table:display="true" table:show-details="true"/>
                <table:data-pilot-member table:name="97.0%" table:display="true" table:show-details="true"/>
                <table:data-pilot-member table:name="97.1%" table:display="true" table:show-details="true"/>
                <table:data-pilot-member table:name="97.2%" table:display="true" table:show-details="true"/>
                <table:data-pilot-member table:name="97.3%" table:display="true" table:show-details="true"/>
                <table:data-pilot-member table:name="97.4%" table:display="true" table:show-details="true"/>
                <table:data-pilot-member table:name="97.5%" table:display="true" table:show-details="true"/>
                <table:data-pilot-member table:name="97.6%" table:display="true" table:show-details="true"/>
                <table:data-pilot-member table:name="97.7%" table:display="true" table:show-details="true"/>
                <table:data-pilot-member table:name="97.9%" table:display="true" table:show-details="true"/>
                <table:data-pilot-member table:name="98.0%" table:display="true" table:show-details="true"/>
                <table:data-pilot-member table:name="98.1%" table:display="true" table:show-details="true"/>
                <table:data-pilot-member table:name="98.2%" table:display="true" table:show-details="true"/>
                <table:data-pilot-member table:name="98.3%" table:display="true" table:show-details="true"/>
                <table:data-pilot-member table:name="98.4%" table:display="true" table:show-details="true"/>
                <table:data-pilot-member table:name="98.5%" table:display="true" table:show-details="true"/>
                <table:data-pilot-member table:name="98.6%" table:display="true" table:show-details="true"/>
                <table:data-pilot-member table:name="98.7%" table:display="true" table:show-details="true"/>
                <table:data-pilot-member table:name="98.8%" table:display="true" table:show-details="true"/>
                <table:data-pilot-member table:name="98.9%" table:display="true" table:show-details="true"/>
                <table:data-pilot-member table:name="99.1%" table:display="true" table:show-details="true"/>
                <table:data-pilot-member table:name="99.3%" table:display="true" table:show-details="true"/>
                <table:data-pilot-member table:name="99.4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PV" table:orientation="data" table:used-hierarchy="0" table:function="average">
            <table:data-pilot-level table:show-empty="false" calcext:repeat-item-labels="false">
              <table:data-pilot-members>
                <table:data-pilot-member table:name="93.5%" table:display="true" table:show-details="true"/>
                <table:data-pilot-member table:name="94.0%" table:display="true" table:show-details="true"/>
                <table:data-pilot-member table:name="94.7%" table:display="true" table:show-details="true"/>
                <table:data-pilot-member table:name="95.0%" table:display="true" table:show-details="true"/>
                <table:data-pilot-member table:name="95.1%" table:display="true" table:show-details="true"/>
                <table:data-pilot-member table:name="95.2%" table:display="true" table:show-details="true"/>
                <table:data-pilot-member table:name="95.3%" table:display="true" table:show-details="true"/>
                <table:data-pilot-member table:name="95.5%" table:display="true" table:show-details="true"/>
                <table:data-pilot-member table:name="95.6%" table:display="true" table:show-details="true"/>
                <table:data-pilot-member table:name="95.7%" table:display="true" table:show-details="true"/>
                <table:data-pilot-member table:name="95.9%" table:display="true" table:show-details="true"/>
                <table:data-pilot-member table:name="96.0%" table:display="true" table:show-details="true"/>
                <table:data-pilot-member table:name="96.1%" table:display="true" table:show-details="true"/>
                <table:data-pilot-member table:name="96.2%" table:display="true" table:show-details="true"/>
                <table:data-pilot-member table:name="96.3%" table:display="true" table:show-details="true"/>
                <table:data-pilot-member table:name="96.8%" table:display="true" table:show-details="true"/>
                <table:data-pilot-member table:name="96.9%" table:display="true" table:show-details="true"/>
                <table:data-pilot-member table:name="97.4%" table:display="true" table:show-details="true"/>
                <table:data-pilot-member table:name="97.5%" table:display="true" table:show-details="true"/>
                <table:data-pilot-member table:name="97.6%" table:display="true" table:show-details="true"/>
                <table:data-pilot-member table:name="97.7%" table:display="true" table:show-details="true"/>
                <table:data-pilot-member table:name="97.8%" table:display="true" table:show-details="true"/>
                <table:data-pilot-member table:name="97.9%" table:display="true" table:show-details="true"/>
                <table:data-pilot-member table:name="98.0%" table:display="true" table:show-details="true"/>
                <table:data-pilot-member table:name="98.1%" table:display="true" table:show-details="true"/>
                <table:data-pilot-member table:name="98.2%" table:display="true" table:show-details="true"/>
                <table:data-pilot-member table:name="98.3%" table:display="true" table:show-details="true"/>
                <table:data-pilot-member table:name="98.4%" table:display="true" table:show-details="true"/>
                <table:data-pilot-member table:name="98.6%" table:display="true" table:show-details="true"/>
                <table:data-pilot-member table:name="98.7%" table:display="true" table:show-details="true"/>
                <table:data-pilot-member table:name="98.8%" table:display="true" table:show-details="true"/>
                <table:data-pilot-member table:name="98.9%" table:display="true" table:show-details="true"/>
                <table:data-pilot-member table:name="99.0%" table:display="true" table:show-details="true"/>
                <table:data-pilot-member table:name="99.2%" table:display="true" table:show-details="true"/>
                <table:data-pilot-member table:name="99.3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V" table:orientation="data" table:used-hierarchy="0" table:function="average">
            <table:data-pilot-level table:show-empty="false" calcext:repeat-item-labels="false">
              <table:data-pilot-members>
                <table:data-pilot-member table:name="75.9%" table:display="true" table:show-details="true"/>
                <table:data-pilot-member table:name="80.1%" table:display="true" table:show-details="true"/>
                <table:data-pilot-member table:name="81.6%" table:display="true" table:show-details="true"/>
                <table:data-pilot-member table:name="83.4%" table:display="true" table:show-details="true"/>
                <table:data-pilot-member table:name="83.9%" table:display="true" table:show-details="true"/>
                <table:data-pilot-member table:name="85.3%" table:display="true" table:show-details="true"/>
                <table:data-pilot-member table:name="87.8%" table:display="true" table:show-details="true"/>
                <table:data-pilot-member table:name="88.8%" table:display="true" table:show-details="true"/>
                <table:data-pilot-member table:name="89.9%" table:display="true" table:show-details="true"/>
                <table:data-pilot-member table:name="92.4%" table:display="true" table:show-details="true"/>
                <table:data-pilot-member table:name="93.3%" table:display="true" table:show-details="true"/>
                <table:data-pilot-member table:name="95.1%" table:display="true" table:show-details="true"/>
                <table:data-pilot-member table:name="95.8%" table:display="true" table:show-details="true"/>
                <table:data-pilot-member table:name="96.3%" table:display="true" table:show-details="true"/>
                <table:data-pilot-member table:name="96.5%" table:display="true" table:show-details="true"/>
                <table:data-pilot-member table:name="96.6%" table:display="true" table:show-details="true"/>
                <table:data-pilot-member table:name="96.7%" table:display="true" table:show-details="true"/>
                <table:data-pilot-member table:name="97.0%" table:display="true" table:show-details="true"/>
                <table:data-pilot-member table:name="97.2%" table:display="true" table:show-details="true"/>
                <table:data-pilot-member table:name="97.3%" table:display="true" table:show-details="true"/>
                <table:data-pilot-member table:name="97.5%" table:display="true" table:show-details="true"/>
                <table:data-pilot-member table:name="97.6%" table:display="true" table:show-details="true"/>
                <table:data-pilot-member table:name="97.9%" table:display="true" table:show-details="true"/>
                <table:data-pilot-member table:name="98.1%" table:display="true" table:show-details="true"/>
                <table:data-pilot-member table:name="98.2%" table:display="true" table:show-details="true"/>
                <table:data-pilot-member table:name="98.3%" table:display="true" table:show-details="true"/>
                <table:data-pilot-member table:name="98.4%" table:display="true" table:show-details="true"/>
                <table:data-pilot-member table:name="98.5%" table:display="true" table:show-details="true"/>
                <table:data-pilot-member table:name="98.6%" table:display="true" table:show-details="true"/>
                <table:data-pilot-member table:name="98.7%" table:display="true" table:show-details="true"/>
                <table:data-pilot-member table:name="98.8%" table:display="true" table:show-details="true"/>
                <table:data-pilot-member table:name="99.3%" table:display="true" table:show-details="true"/>
                <table:data-pilot-member table:name="99.4%" table:display="true" table:show-details="true"/>
                <table:data-pilot-member table:name="99.5%" table:display="true" table:show-details="true"/>
                <table:data-pilot-member table:name="99.6%" table:display="true" table:show-details="true"/>
                <table:data-pilot-member table:name="99.8%" table:display="true" table:show-details="true"/>
                <table:data-pilot-member table:name="99.9%" table:display="true" table:show-details="true"/>
                <table:data-pilot-member table:name="100.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6:24:35.9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6:26:41.874000000</dc:date>
    <meta:editing-duration>PT17H54M30S</meta:editing-duration>
    <meta:editing-cycles>16</meta:editing-cycles>
    <meta:generator>LibreOffice/5.1.4.2$Windows_X86_64 LibreOffice_project/f99d75f39f1c57ebdd7ffc5f42867c12031db97a</meta:generator>
    <meta:document-statistic meta:table-count="4" meta:cell-count="1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.8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19cm" svg:height="8.989cm" xlink:href=".." xlink:type="simple" chart:class="chart:scatter" chart:column-mapping="0 1 2" chart:style-name="ch1">
        <chart:legend chart:legend-position="top" svg:x="0.537cm" svg:y="0.184cm" style:legend-expansion="wide" chart:style-name="ch2"/>
        <chart:plot-area chart:style-name="ch3" table:cell-range-address="Pivot.A5:Pivot.D12" chart:data-source-has-labels="both" svg:x="0.228cm" svg:y="0.968cm" svg:width="10.963cm" svg:height="7.842cm">
          <chartooo:coordinate-region svg:x="1.474cm" svg:y="1.17cm" svg:width="9.43cm" svg:height="6.987cm"/>
          <chart:axis chart:dimension="x" chart:name="primary-x" chart:style-name="ch4" chartooo:axis-type="auto">
            <chart:categories table:cell-range-address="Pivot.A6:Pivot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.B6:Pivot.B12" chart:label-cell-address="Pivot.B5:Pivot.B5" chart:class="chart:scatter">
            <chart:domain table:cell-range-address="Pivot.A6:Pivot.A12"/>
            <chart:data-point chart:repeated="7"/>
          </chart:series>
          <chart:series chart:style-name="ch8" chart:values-cell-range-address="Pivot.C6:Pivot.C12" chart:label-cell-address="Pivot.C5:Pivot.C5" chart:class="chart:scatter">
            <chart:data-point chart:repeated="7"/>
          </chart:series>
          <chart:series chart:style-name="ch9" chart:values-cell-range-address="Pivot.D6:Pivot.D12" chart:label-cell-address="Pivot.D5:Pivot.D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- Dice</text:p>
                <draw:g>
                  <svg:desc>Pivot.B5:Pivot.B5</svg:desc>
                </draw:g>
              </table:table-cell>
              <table:table-cell office:value-type="string">
                <text:p>Average - PPV</text:p>
                <draw:g>
                  <svg:desc>Pivot.C5:Pivot.C5</svg:desc>
                </draw:g>
              </table:table-cell>
              <table:table-cell office:value-type="string">
                <text:p>Average - NPV</text:p>
                <draw:g>
                  <svg:desc>Pivot.D5:Pivot.D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ivot.A6:Pivot.A12</svg:desc>
                </draw:g>
              </table:table-cell>
              <table:table-cell office:value-type="float" office:value="2">
                <text:p>2</text:p>
                <draw:g>
                  <svg:desc>Pivot.A6:Pivot.A12</svg:desc>
                </draw:g>
              </table:table-cell>
              <table:table-cell office:value-type="float" office:value="0.987377370724707">
                <text:p>0.987377370724707</text:p>
                <draw:g>
                  <svg:desc>Pivot.B6:Pivot.B12</svg:desc>
                </draw:g>
              </table:table-cell>
              <table:table-cell office:value-type="float" office:value="0.985272106692045">
                <text:p>0.985272106692045</text:p>
                <draw:g>
                  <svg:desc>Pivot.C6:Pivot.C12</svg:desc>
                </draw:g>
              </table:table-cell>
              <table:table-cell office:value-type="float" office:value="0.989577905015194">
                <text:p>0.989577905015194</text:p>
                <draw:g>
                  <svg:desc>Pivot.D6:Pivot.D1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7749544713696">
                <text:p>0.977749544713696</text:p>
              </table:table-cell>
              <table:table-cell office:value-type="float" office:value="0.977601595381533">
                <text:p>0.977601595381533</text:p>
              </table:table-cell>
              <table:table-cell office:value-type="float" office:value="0.978368353856868">
                <text:p>0.9783683538568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0414443738609">
                <text:p>0.970414443738609</text:p>
              </table:table-cell>
              <table:table-cell office:value-type="float" office:value="0.975883198481024">
                <text:p>0.975883198481024</text:p>
              </table:table-cell>
              <table:table-cell office:value-type="float" office:value="0.967269725159272">
                <text:p>0.9672697251592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3755910815582">
                <text:p>0.963755910815582</text:p>
              </table:table-cell>
              <table:table-cell office:value-type="float" office:value="0.97110351019054">
                <text:p>0.97110351019054</text:p>
              </table:table-cell>
              <table:table-cell office:value-type="float" office:value="0.959747494679533">
                <text:p>0.9597474946795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3206879106262">
                <text:p>0.953206879106262</text:p>
              </table:table-cell>
              <table:table-cell office:value-type="float" office:value="0.967962646526421">
                <text:p>0.967962646526421</text:p>
              </table:table-cell>
              <table:table-cell office:value-type="float" office:value="0.946345441424213">
                <text:p>0.9463454414242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329584100131">
                <text:p>0.94329584100131</text:p>
              </table:table-cell>
              <table:table-cell office:value-type="float" office:value="0.962334615107963">
                <text:p>0.962334615107963</text:p>
              </table:table-cell>
              <table:table-cell office:value-type="float" office:value="0.936729442668969">
                <text:p>0.9367294426689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34274092252548">
                <text:p>0.934274092252548</text:p>
              </table:table-cell>
              <table:table-cell office:value-type="float" office:value="0.961280947412061">
                <text:p>0.961280947412061</text:p>
              </table:table-cell>
              <table:table-cell office:value-type="float" office:value="0.926916678935303">
                <text:p>0.926916678935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